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_col-Sheet1" style:family="table-column">
      <style:table-column-properties fo:break-before="auto" style:column-width="0.6666666666666666in"/>
    </style:style>
    <style:style style:name="_row-Sheet1" style:family="table-row">
      <style:table-row-properties style:row-height="0.17708333333333331in" fo:break-before="auto"/>
    </style:style>
    <style:style style:name="1col-Sheet1" style:family="table-column">
      <style:table-column-properties fo:break-before="auto" style:column-width="1.1979166666666665in"/>
    </style:style>
    <style:style style:name="2col-Sheet1" style:family="table-column">
      <style:table-column-properties fo:break-before="auto" style:column-width="1.3125in"/>
    </style:style>
    <style:style style:name="3col-Sheet1" style:family="table-column">
      <style:table-column-properties fo:break-before="auto" style:column-width="0.4895833333333333in"/>
    </style:style>
    <style:style style:name="4col-Sheet1" style:family="table-column">
      <style:table-column-properties fo:break-before="auto" style:column-width="0.8541666666666666in"/>
    </style:style>
    <style:style style:name="5col-Sheet1" style:family="table-column">
      <style:table-column-properties fo:break-before="auto" style:column-width="0.9583333333333333in"/>
    </style:style>
    <style:style style:name="6col-Sheet1" style:family="table-column">
      <style:table-column-properties fo:break-before="auto" style:column-width="0.7083333333333333in"/>
    </style:style>
    <style:style style:name="8col-Sheet1" style:family="table-column">
      <style:table-column-properties fo:break-before="auto" style:column-width="0.875in"/>
    </style:style>
    <style:style style:name="9col-Sheet1" style:family="table-column">
      <style:table-column-properties fo:break-before="auto" style:column-width="0.5104166666666666in"/>
    </style:style>
    <style:style style:name="10col-Sheet1" style:family="table-column">
      <style:table-column-properties fo:break-before="auto" style:column-width="0.40625in"/>
    </style:style>
    <style:style style:name="11col-Sheet1" style:family="table-column">
      <style:table-column-properties fo:break-before="auto" style:column-width="1.0208333333333333in"/>
    </style:style>
    <style:style style:name="12col-Sheet1" style:family="table-column">
      <style:table-column-properties fo:break-before="auto" style:column-width="0.44791666666666663in"/>
    </style:style>
    <style:style style:name="13col-Sheet1" style:family="table-column">
      <style:table-column-properties fo:break-before="auto" style:column-width="0.71875in"/>
    </style:style>
    <style:style style:name="14col-Sheet1" style:family="table-column">
      <style:table-column-properties fo:break-before="auto" style:column-width="0.7604166666666666in"/>
    </style:style>
    <style:style style:name="15col-Sheet1" style:family="table-column">
      <style:table-column-properties fo:break-before="auto" style:column-width="0.5in"/>
    </style:style>
    <style:style style:name="16col-Sheet1" style:family="table-column">
      <style:table-column-properties fo:break-before="auto" style:column-width="0.5625in"/>
    </style:style>
    <style:style style:name="17col-Sheet1" style:family="table-column">
      <style:table-column-properties fo:break-before="auto" style:column-width="0.9166666666666666in"/>
    </style:style>
    <style:style style:name="18col-Sheet1" style:family="table-column">
      <style:table-column-properties fo:break-before="auto" style:column-width="0.41666666666666663in"/>
    </style:style>
    <style:style style:name="19col-Sheet1" style:family="table-column">
      <style:table-column-properties fo:break-before="auto" style:column-width="2.09375in"/>
    </style:style>
    <style:style style:name="1,1cel-Sheet1" style:family="table-cell" style:parent-style-name="Default">
      <style:table-cell-properties fo:border-bottom="0.0008in solid #000000" fo:border-left="none" fo:border-right="none" fo:border-top="none"/>
      <style:paragraph-properties fo:text-align="center"/>
      <style:text-properties fo:font-weight="bold"/>
    </style:style>
    <style:style style:name="2,1cel-Sheet1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2,2cel-Sheet1" style:family="table-cell" style:parent-style-name="Default">
      <style:table-cell-properties fo:border-bottom="0.0008in solid #000000" fo:border-left="none" fo:border-right="none" fo:border-top="0.0008in solid #000000"/>
    </style:style>
    <style:style style:name="2,18cel-Sheet1" style:family="table-cell" style:parent-style-name="Default">
      <style:table-cell-properties fo:border-bottom="0.0008in solid #000000" fo:border-left="none" fo:border-right="none" fo:border-top="0.0008in solid #000000"/>
      <style:paragraph-properties fo:text-align="center"/>
    </style:style>
    <style:style style:name="2,19cel-Sheet1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3,1cel-Sheet1" style:family="table-cell" style:parent-style-name="Default">
      <style:table-cell-properties fo:border-bottom="none" fo:border-left="0.0008in solid #000000" fo:border-right="none" fo:border-top="0.0008in solid #000000" fo:background-color="#ffff99"/>
      <style:text-properties fo:font-weight="bold"/>
    </style:style>
    <style:style style:name="3,2cel-Sheet1" style:family="table-cell" style:parent-style-name="Default">
      <style:table-cell-properties fo:border-bottom="none" fo:border-left="none" fo:border-right="none" fo:border-top="0.0008in solid #000000" fo:background-color="#ffff99"/>
    </style:style>
    <style:style style:name="3,18cel-Sheet1" style:family="table-cell" style:parent-style-name="Default">
      <style:table-cell-properties fo:border-bottom="none" fo:border-left="none" fo:border-right="none" fo:border-top="0.0008in solid #000000" fo:background-color="#ffff99"/>
      <style:paragraph-properties fo:text-align="center"/>
    </style:style>
    <style:style style:name="3,19cel-Sheet1" style:family="table-cell" style:parent-style-name="Default">
      <style:table-cell-properties fo:border-bottom="none" fo:border-left="none" fo:border-right="0.0008in solid #000000" fo:border-top="0.0008in solid #000000" fo:background-color="#ffff99"/>
    </style:style>
    <style:style style:name="4,1cel-Sheet1" style:family="table-cell" style:parent-style-name="Default">
      <style:table-cell-properties fo:border-bottom="none" fo:border-left="0.0008in solid #000000" fo:border-right="none" fo:border-top="none" fo:background-color="#ffff99"/>
    </style:style>
    <number:number-style style:name="N4,9cel-Sheet1" style:volatile="true">
      <number:number number:min-integer-digits="1" number:decimal-places="0"/>
    </number:number-style>
    <style:style style:name="4,9cel-Sheet1" style:family="table-cell" style:parent-style-name="Default" style:data-style-name="N4,9cel-Sheet1"/>
    <style:style style:name="4,18cel-Sheet1" style:family="table-cell" style:parent-style-name="Default">
      <style:paragraph-properties fo:text-align="center"/>
    </style:style>
    <style:style style:name="4,19cel-Sheet1" style:family="table-cell" style:parent-style-name="Default">
      <style:table-cell-properties fo:border-bottom="none" fo:border-left="none" fo:border-right="0.0008in solid #000000" fo:border-top="none"/>
    </style:style>
    <style:style style:name="15,1cel-Sheet1" style:family="table-cell" style:parent-style-name="Default">
      <style:table-cell-properties fo:border-bottom="0.0008in solid #000000" fo:border-left="0.0008in solid #000000" fo:border-right="none" fo:border-top="none"/>
    </style:style>
    <style:style style:name="15,2cel-Sheet1" style:family="table-cell" style:parent-style-name="Default">
      <style:table-cell-properties fo:border-bottom="0.0008in solid #000000" fo:border-left="none" fo:border-right="none" fo:border-top="none"/>
    </style:style>
    <style:style style:name="15,18cel-Sheet1" style:family="table-cell" style:parent-style-name="Default">
      <style:table-cell-properties fo:border-bottom="0.0008in solid #000000" fo:border-left="none" fo:border-right="none" fo:border-top="none"/>
      <style:paragraph-properties fo:text-align="center"/>
    </style:style>
    <style:style style:name="15,19cel-Sheet1" style:family="table-cell" style:parent-style-name="Default">
      <style:table-cell-properties fo:border-bottom="0.0008in solid #000000" fo:border-left="none" fo:border-right="0.0008in solid #000000" fo:border-top="none"/>
    </style:style>
    <style:style style:name="16,1cel-Sheet1" style:family="table-cell" style:parent-style-name="Default">
      <style:table-cell-properties fo:border-bottom="none" fo:border-left="0.0008in solid #000000" fo:border-right="none" fo:border-top="0.0008in solid #000000" fo:background-color="#ffcc99"/>
      <style:text-properties fo:font-weight="bold"/>
    </style:style>
    <style:style style:name="16,2cel-Sheet1" style:family="table-cell" style:parent-style-name="Default">
      <style:table-cell-properties fo:border-bottom="none" fo:border-left="none" fo:border-right="none" fo:border-top="0.0008in solid #000000" fo:background-color="#ffcc99"/>
    </style:style>
    <style:style style:name="16,18cel-Sheet1" style:family="table-cell" style:parent-style-name="Default">
      <style:table-cell-properties fo:border-bottom="none" fo:border-left="none" fo:border-right="none" fo:border-top="0.0008in solid #000000" fo:background-color="#ffcc99"/>
      <style:paragraph-properties fo:text-align="center"/>
    </style:style>
    <style:style style:name="16,19cel-Sheet1" style:family="table-cell" style:parent-style-name="Default">
      <style:table-cell-properties fo:border-bottom="none" fo:border-left="none" fo:border-right="0.0008in solid #000000" fo:border-top="0.0008in solid #000000" fo:background-color="#ffcc99"/>
    </style:style>
    <style:style style:name="17,1cel-Sheet1" style:family="table-cell" style:parent-style-name="Default">
      <style:table-cell-properties fo:border-bottom="none" fo:border-left="0.0008in solid #000000" fo:border-right="none" fo:border-top="none" fo:background-color="#ffcc99"/>
    </style:style>
    <style:style style:name="27,1cel-Sheet1" style:family="table-cell" style:parent-style-name="Default">
      <style:table-cell-properties fo:border-bottom="none" fo:border-left="0.0008in solid #000000" fo:border-right="none" fo:border-top="none"/>
    </style:style>
    <style:style style:name="32,1cel-Sheet1" style:family="table-cell" style:parent-style-name="Default">
      <style:table-cell-properties fo:border-bottom="none" fo:border-left="0.0008in solid #000000" fo:border-right="none" fo:border-top="0.0008in solid #000000" fo:background-color="#ccffff"/>
      <style:text-properties fo:font-weight="bold"/>
    </style:style>
    <style:style style:name="32,2cel-Sheet1" style:family="table-cell" style:parent-style-name="Default">
      <style:table-cell-properties fo:border-bottom="none" fo:border-left="none" fo:border-right="none" fo:border-top="0.0008in solid #000000" fo:background-color="#ccffff"/>
    </style:style>
    <style:style style:name="32,18cel-Sheet1" style:family="table-cell" style:parent-style-name="Default">
      <style:table-cell-properties fo:border-bottom="none" fo:border-left="none" fo:border-right="none" fo:border-top="0.0008in solid #000000" fo:background-color="#ccffff"/>
      <style:paragraph-properties fo:text-align="center"/>
    </style:style>
    <style:style style:name="32,19cel-Sheet1" style:family="table-cell" style:parent-style-name="Default">
      <style:table-cell-properties fo:border-bottom="none" fo:border-left="none" fo:border-right="0.0008in solid #000000" fo:border-top="0.0008in solid #000000" fo:background-color="#ccffff"/>
    </style:style>
    <style:style style:name="33,1cel-Sheet1" style:family="table-cell" style:parent-style-name="Default">
      <style:table-cell-properties fo:border-bottom="none" fo:border-left="0.0008in solid #000000" fo:border-right="none" fo:border-top="none" fo:background-color="#ccffff"/>
    </style:style>
    <style:style style:name="39,1cel-Sheet1" style:family="table-cell" style:parent-style-name="Default">
      <style:table-cell-properties fo:border-bottom="0.0008in solid #000000" fo:border-left="0.0008in solid #000000" fo:border-right="none" fo:border-top="none" fo:background-color="#ccffff"/>
    </style:style>
    <style:style style:name="39,15cel-Sheet1" style:family="table-cell" style:parent-style-name="Default" style:data-style-name="N4,9cel-Sheet1">
      <style:table-cell-properties fo:border-bottom="0.0008in solid #000000" fo:border-left="none" fo:border-right="none" fo:border-top="none"/>
    </style:style>
    <style:style style:name="40,1cel-Sheet1" style:family="table-cell" style:parent-style-name="Default">
      <style:table-cell-properties fo:border-bottom="none" fo:border-left="0.0008in solid #000000" fo:border-right="none" fo:border-top="0.0008in solid #000000" fo:background-color="#99ccff"/>
      <style:text-properties fo:font-weight="bold"/>
    </style:style>
    <style:style style:name="40,2cel-Sheet1" style:family="table-cell" style:parent-style-name="Default">
      <style:table-cell-properties fo:border-bottom="none" fo:border-left="none" fo:border-right="none" fo:border-top="0.0008in solid #000000" fo:background-color="#99ccff"/>
    </style:style>
    <style:style style:name="40,18cel-Sheet1" style:family="table-cell" style:parent-style-name="Default">
      <style:table-cell-properties fo:border-bottom="none" fo:border-left="none" fo:border-right="none" fo:border-top="0.0008in solid #000000" fo:background-color="#99ccff"/>
      <style:paragraph-properties fo:text-align="center"/>
    </style:style>
    <style:style style:name="40,19cel-Sheet1" style:family="table-cell" style:parent-style-name="Default">
      <style:table-cell-properties fo:border-bottom="none" fo:border-left="none" fo:border-right="0.0008in solid #000000" fo:border-top="0.0008in solid #000000" fo:background-color="#99ccff"/>
    </style:style>
    <style:style style:name="41,1cel-Sheet1" style:family="table-cell" style:parent-style-name="Default">
      <style:table-cell-properties fo:border-bottom="none" fo:border-left="0.0008in solid #000000" fo:border-right="none" fo:border-top="none" fo:background-color="#99ccff"/>
    </style:style>
    <style:style style:name="43,1cel-Sheet1" style:family="table-cell" style:parent-style-name="Default">
      <style:table-cell-properties fo:border-bottom="0.0008in solid #000000" fo:border-left="0.0008in solid #000000" fo:border-right="none" fo:border-top="none" fo:background-color="#99ccff"/>
    </style:style>
    <style:style style:name="44,1cel-Sheet1" style:family="table-cell" style:parent-style-name="Default">
      <style:table-cell-properties fo:border-bottom="none" fo:border-left="0.0008in solid #000000" fo:border-right="none" fo:border-top="0.0008in solid #000000" fo:background-color="#cc99ff"/>
      <style:text-properties fo:font-weight="bold"/>
    </style:style>
    <style:style style:name="44,2cel-Sheet1" style:family="table-cell" style:parent-style-name="Default">
      <style:table-cell-properties fo:border-bottom="none" fo:border-left="none" fo:border-right="none" fo:border-top="0.0008in solid #000000" fo:background-color="#cc99ff"/>
    </style:style>
    <style:style style:name="44,18cel-Sheet1" style:family="table-cell" style:parent-style-name="Default">
      <style:table-cell-properties fo:border-bottom="none" fo:border-left="none" fo:border-right="none" fo:border-top="0.0008in solid #000000" fo:background-color="#cc99ff"/>
      <style:paragraph-properties fo:text-align="center"/>
    </style:style>
    <style:style style:name="44,19cel-Sheet1" style:family="table-cell" style:parent-style-name="Default">
      <style:table-cell-properties fo:border-bottom="none" fo:border-left="none" fo:border-right="0.0008in solid #000000" fo:border-top="0.0008in solid #000000" fo:background-color="#cc99ff"/>
    </style:style>
    <style:style style:name="45,1cel-Sheet1" style:family="table-cell" style:parent-style-name="Default">
      <style:table-cell-properties fo:border-bottom="0.0008in solid #000000" fo:border-left="0.0008in solid #000000" fo:border-right="none" fo:border-top="none" fo:background-color="#cc99ff"/>
    </style:style>
    <style:style style:name="46,1cel-Sheet1" style:family="table-cell" style:parent-style-name="Default">
      <style:table-cell-properties fo:border-bottom="none" fo:border-left="0.0008in solid #000000" fo:border-right="none" fo:border-top="0.0008in solid #000000" fo:background-color="#c0c0c0"/>
      <style:text-properties fo:font-weight="bold"/>
    </style:style>
    <style:style style:name="46,2cel-Sheet1" style:family="table-cell" style:parent-style-name="Default">
      <style:table-cell-properties fo:border-bottom="none" fo:border-left="none" fo:border-right="none" fo:border-top="0.0008in solid #000000" fo:background-color="#c0c0c0"/>
    </style:style>
    <style:style style:name="46,18cel-Sheet1" style:family="table-cell" style:parent-style-name="Default">
      <style:table-cell-properties fo:border-bottom="none" fo:border-left="none" fo:border-right="none" fo:border-top="0.0008in solid #000000" fo:background-color="#c0c0c0"/>
      <style:paragraph-properties fo:text-align="center"/>
    </style:style>
    <style:style style:name="46,19cel-Sheet1" style:family="table-cell" style:parent-style-name="Default">
      <style:table-cell-properties fo:border-bottom="none" fo:border-left="none" fo:border-right="0.0008in solid #000000" fo:border-top="0.0008in solid #000000" fo:background-color="#c0c0c0"/>
    </style:style>
    <style:style style:name="47,1cel-Sheet1" style:family="table-cell" style:parent-style-name="Default">
      <style:table-cell-properties fo:border-bottom="none" fo:border-left="0.0008in solid #000000" fo:border-right="none" fo:border-top="none" fo:background-color="#c0c0c0"/>
    </style:style>
    <number:number-style style:name="N48,1cel-Sheet1" style:volatile="true">
      <number:number number:min-integer-digits="1" number:decimal-places="15" number:decimal-replacement=""/>
    </number:number-style>
    <style:style style:name="48,1cel-Sheet1" style:family="table-cell" style:parent-style-name="Default" style:data-style-name="N48,1cel-Sheet1">
      <style:table-cell-properties style:vertical-align="bottom" fo:border-bottom="none" fo:border-left="none" fo:border-right="none" fo:border-top="none" fo:background-color="#c0c0c0"/>
      <style:text-properties style:font-name="Arial" fo:font-size="10pt"/>
    </style:style>
    <style:style style:name="48,2cel-Sheet1" style:family="table-cell" style:parent-style-name="Default" style:data-style-name="N48,1cel-Sheet1">
      <style:table-cell-properties style:vertical-align="bottom" fo:border-bottom="none" fo:border-left="none" fo:border-right="none" fo:border-top="none"/>
      <style:text-properties style:font-name="Arial" fo:font-size="10pt"/>
    </style:style>
    <style:style style:name="51,1cel-Sheet1" style:family="table-cell" style:parent-style-name="Default">
      <style:table-cell-properties fo:border-bottom="0.0008in solid #000000" fo:border-left="0.0008in solid #000000" fo:border-right="none" fo:border-top="none" fo:background-color="#c0c0c0"/>
    </style:style>
    <style:style style:name="52,2cel-Sheet1" style:family="table-cell" style:parent-style-name="Default">
      <style:table-cell-properties fo:border-bottom="none" fo:border-left="none" fo:border-right="none" fo:border-top="0.0008in solid #000000"/>
    </style:style>
    <style:style style:name="52,18cel-Sheet1" style:family="table-cell" style:parent-style-name="Default">
      <style:table-cell-properties fo:border-bottom="none" fo:border-left="none" fo:border-right="none" fo:border-top="0.0008in solid #000000"/>
      <style:paragraph-properties fo:text-align="center"/>
    </style:style>
    <style:style style:name="63,1cel-Sheet1" style:family="table-cell" style:parent-style-name="Default" style:data-style-name="N48,1cel-Sheet1">
      <style:table-cell-properties style:vertical-align="bottom" fo:border-bottom="none" fo:border-left="0.0008in solid #000000" fo:border-right="none" fo:border-top="none" fo:background-color="#dddddd"/>
      <style:text-properties style:font-name="Arial" fo:font-size="10pt" fo:font-weight="bold"/>
    </style:style>
    <style:style style:name="63,2cel-Sheet1" style:family="table-cell" style:parent-style-name="Default" style:data-style-name="N48,1cel-Sheet1">
      <style:table-cell-properties style:vertical-align="bottom" fo:border-bottom="none" fo:border-left="none" fo:border-right="none" fo:border-top="none" fo:background-color="#dddddd"/>
      <style:text-properties style:font-name="Arial" fo:font-size="10pt"/>
    </style:style>
    <style:style style:name="63,18cel-Sheet1" style:family="table-cell" style:parent-style-name="Default" style:data-style-name="N48,1cel-Sheet1">
      <style:table-cell-properties style:vertical-align="bottom" fo:border-bottom="none" fo:border-left="none" fo:border-right="none" fo:border-top="none" fo:background-color="#dddddd"/>
      <style:paragraph-properties fo:text-align="center"/>
      <style:text-properties style:font-name="Arial" fo:font-size="10pt"/>
    </style:style>
    <style:style style:name="63,19cel-Sheet1" style:family="table-cell" style:parent-style-name="Default" style:data-style-name="N48,1cel-Sheet1">
      <style:table-cell-properties style:vertical-align="bottom" fo:border-bottom="none" fo:border-left="none" fo:border-right="0.0008in solid #000000" fo:border-top="none" fo:background-color="#dddddd"/>
      <style:text-properties style:font-name="Arial" fo:font-size="10pt"/>
    </style:style>
  </office:automatic-styles>
  <office:body>
    <office:spreadsheet>
      <table:table table:name="Sheet1">
        <table:table-column table:style-name="1col-Sheet1" table:default-cell-style-name="Default"/>
        <table:table-column table:style-name="2col-Sheet1" table:default-cell-style-name="Default"/>
        <table:table-column table:style-name="3col-Sheet1" table:default-cell-style-name="Default"/>
        <table:table-column table:style-name="4col-Sheet1" table:default-cell-style-name="Default"/>
        <table:table-column table:style-name="5col-Sheet1" table:default-cell-style-name="Default"/>
        <table:table-column table:style-name="6col-Sheet1" table:default-cell-style-name="Default"/>
        <table:table-column table:style-name="5col-Sheet1" table:default-cell-style-name="Default"/>
        <table:table-column table:style-name="8col-Sheet1" table:default-cell-style-name="Default"/>
        <table:table-column table:style-name="9col-Sheet1" table:default-cell-style-name="Default"/>
        <table:table-column table:style-name="10col-Sheet1" table:default-cell-style-name="Default"/>
        <table:table-column table:style-name="11col-Sheet1" table:default-cell-style-name="Default"/>
        <table:table-column table:style-name="12col-Sheet1" table:default-cell-style-name="Default"/>
        <table:table-column table:style-name="13col-Sheet1" table:default-cell-style-name="Default"/>
        <table:table-column table:style-name="14col-Sheet1" table:default-cell-style-name="Default"/>
        <table:table-column table:style-name="15col-Sheet1" table:default-cell-style-name="Default"/>
        <table:table-column table:style-name="16col-Sheet1" table:default-cell-style-name="Default"/>
        <table:table-column table:style-name="17col-Sheet1" table:default-cell-style-name="Default"/>
        <table:table-column table:style-name="18col-Sheet1" table:default-cell-style-name="Default"/>
        <table:table-column table:style-name="19col-Sheet1" table:default-cell-style-name="Default"/>
        <table:table-row table:style-name="_row-Sheet1">
          <table:table-cell table:style-name="1,1cel-Sheet1" table:number-columns-spanned="19" office:value-type="string">
            <text:p>fastNLO scenario overview</text:p>
          </table:table-cell>
          <table:covered-table-cell table:number-columns-repeated="18"/>
        </table:table-row>
        <table:table-row table:style-name="_row-Sheet1">
          <table:table-cell table:style-name="2,1cel-Sheet1" office:value-type="string">
            <text:p>scenario name</text:p>
          </table:table-cell>
          <table:table-cell table:style-name="2,2cel-Sheet1" office:value-type="string">
            <text:p>arXiv</text:p>
          </table:table-cell>
          <table:table-cell table:style-name="2,2cel-Sheet1" office:value-type="string">
            <text:p>Collab</text:p>
          </table:table-cell>
          <table:table-cell table:style-name="2,2cel-Sheet1" office:value-type="string">
            <text:p>observable</text:p>
          </table:table-cell>
          <table:table-cell table:style-name="2,2cel-Sheet1" office:value-type="string">
            <text:p>description</text:p>
          </table:table-cell>
          <table:table-cell table:style-name="2,2cel-Sheet1" office:value-type="string">
            <text:p>variants</text:p>
          </table:table-cell>
          <table:table-cell table:style-name="2,2cel-Sheet1" office:value-type="string">
            <text:p>theory</text:p>
          </table:table-cell>
          <table:table-cell table:style-name="2,2cel-Sheet1" office:value-type="string">
            <text:p>status</text:p>
          </table:table-cell>
          <table:table-cell table:style-name="2,2cel-Sheet1" office:value-type="string">
            <text:p>NObs</text:p>
          </table:table-cell>
          <table:table-cell table:style-name="2,2cel-Sheet1" office:value-type="string">
            <office:annotation>
              <text:p>this is the formal No. of dimensions in which the observable is presented, even if one of the dimensions has only a single bin/range</text:p>
              <text:p> --Markus.Wobisch Wed 06 Jun 2007 05:01:37 PM CDT</text:p>
            </office:annotation>
            <text:p>Ndim</text:p>
          </table:table-cell>
          <table:table-cell table:style-name="2,2cel-Sheet1" office:value-type="string">
            <text:p>scales</text:p>
          </table:table-cell>
          <table:table-cell table:style-name="2,2cel-Sheet1" office:value-type="string">
            <text:p>NxBin</text:p>
          </table:table-cell>
          <table:table-cell table:style-name="2,2cel-Sheet1" office:value-type="string">
            <text:p>NScaleBin</text:p>
          </table:table-cell>
          <table:table-cell table:style-name="2,2cel-Sheet1" office:value-type="string">
            <text:p>NScaleDim</text:p>
          </table:table-cell>
          <table:table-cell table:style-name="2,2cel-Sheet1" office:value-type="string">
            <text:p>INorm</text:p>
          </table:table-cell>
          <table:table-cell table:style-name="2,2cel-Sheet1" office:value-type="string">
            <text:p>author</text:p>
          </table:table-cell>
          <table:table-cell table:style-name="2,2cel-Sheet1" office:value-type="string">
            <text:p>precision</text:p>
          </table:table-cell>
          <table:table-cell table:style-name="2,18cel-Sheet1" office:value-type="string">
            <text:p>works in v2</text:p>
          </table:table-cell>
          <table:table-cell table:style-name="2,19cel-Sheet1" office:value-type="string">
            <text:p>comment</text:p>
          </table:table-cell>
        </table:table-row>
        <table:table-row table:style-name="_row-Sheet1">
          <table:table-cell table:style-name="3,1cel-Sheet1" office:value-type="string">
            <text:p>Tevatron Run I</text:p>
          </table:table-cell>
          <table:table-cell table:style-name="3,2cel-Sheet1" table:number-columns-repeated="16"/>
          <table:table-cell table:style-name="3,18cel-Sheet1"/>
          <table:table-cell table:style-name="3,19cel-Sheet1"/>
        </table:table-row>
        <table:table-row table:style-name="_row-Sheet1">
          <table:table-cell table:style-name="4,1cel-Sheet1" office:value-type="string">
            <text:p>fnt1001</text:p>
          </table:table-cell>
          <table:table-cell office:value-type="string">
            <text:p>hep-ph/0102074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table:style-name="4,9cel-Sheet1" office:value-type="float" office:value="33">
            <text:p>33</text:p>
          </table:table-cell>
          <table:table-cell table:style-name="4,9cel-Sheet1" office:value-type="float" office:value="2">
            <text:p>2</text:p>
          </table:table-cell>
          <table:table-cell office:value-type="string">
            <text:p>0.25,0.5,1,2 ET</text:p>
          </table:table-cell>
          <table:table-cell office:value-type="string">
            <text:p>12,10</text:p>
          </table:table-cell>
          <table:table-cell table:style-name="4,9cel-Sheet1" table:number-columns-repeated="2" office:value-type="float" office:value="1">
            <text:p>1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mw,tk</text:p>
          </table:table-cell>
          <table:table-cell office:value-type="string">
            <text:p>0.5%,0.3%</text:p>
          </table:table-cell>
          <table:table-cell table:style-name="4,18cel-Sheet1" office:value-type="string">
            <text:p>ok</text:p>
          </table:table-cell>
          <table:table-cell table:style-name="4,19cel-Sheet1"/>
        </table:table-row>
        <table:table-row table:style-name="_row-Sheet1">
          <table:table-cell table:style-name="4,1cel-Sheet1" office:value-type="string">
            <text:p>fnt1002</text:p>
          </table:table-cell>
          <table:table-cell office:value-type="string">
            <text:p>hep-ex/0011036</text:p>
          </table:table-cell>
          <table:table-cell office:value-type="string">
            <text:p>D0</text:p>
          </table:table-cell>
          <table:table-cell office:value-type="string">
            <text:p>incl jet</text:p>
          </table:table-cell>
          <table:table-cell office:value-type="string">
            <text:p>ET, eta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table:style-name="4,9cel-Sheet1" office:value-type="float" office:value="90">
            <text:p>90</text:p>
          </table:table-cell>
          <table:table-cell table:style-name="4,9cel-Sheet1" office:value-type="float" office:value="2">
            <text:p>2</text:p>
          </table:table-cell>
          <table:table-cell office:value-type="string">
            <text:p>0.25,0.5,1,2 ET</text:p>
          </table:table-cell>
          <table:table-cell office:value-type="string">
            <text:p>12,10</text:p>
          </table:table-cell>
          <table:table-cell table:style-name="4,9cel-Sheet1" table:number-columns-repeated="2" office:value-type="float" office:value="1">
            <text:p>1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mw,tk</text:p>
          </table:table-cell>
          <table:table-cell office:value-type="string">
            <text:p>1%, 1%</text:p>
          </table:table-cell>
          <table:table-cell table:style-name="4,18cel-Sheet1" office:value-type="string">
            <text:p>ok</text:p>
          </table:table-cell>
          <table:table-cell table:style-name="4,19cel-Sheet1"/>
        </table:table-row>
        <table:table-row table:style-name="_row-Sheet1">
          <table:table-cell table:style-name="4,1cel-Sheet1" office:value-type="string">
            <text:p>fnt1003</text:p>
          </table:table-cell>
          <table:table-cell office:value-type="string">
            <text:p>hep-ex/0012013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ET, eta1,2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style-name="4,9cel-Sheet1" office:value-type="float" office:value="51">
            <text:p>51</text:p>
          </table:table-cell>
          <table:table-cell table:style-name="4,9cel-Sheet1" office:value-type="float" office:value="2">
            <text:p>2</text:p>
          </table:table-cell>
          <table:table-cell office:value-type="string">
            <text:p>0.25,0.5,1,2 ET</text:p>
          </table:table-cell>
          <table:table-cell office:value-type="string">
            <text:p>12,12</text:p>
          </table:table-cell>
          <table:table-cell table:style-name="4,9cel-Sheet1" table:number-columns-repeated="2" office:value-type="float" office:value="1">
            <text:p>1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mw</text:p>
          </table:table-cell>
          <table:table-cell office:value-type="string">
            <text:p>0.4%, 0.4%</text:p>
          </table:table-cell>
          <table:table-cell table:style-name="4,18cel-Sheet1" office:value-type="string">
            <text:p>ok</text:p>
          </table:table-cell>
          <table:table-cell table:style-name="4,19cel-Sheet1"/>
        </table:table-row>
        <table:table-row table:style-name="_row-Sheet1">
          <table:table-cell table:style-name="4,1cel-Sheet1" office:value-type="string">
            <text:p>fnt1004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incl jet 630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office:value-type="string">
            <text:p>20+20</text:p>
          </table:table-cell>
          <table:table-cell table:style-name="4,9cel-Sheet1" office:value-type="float" office:value="2">
            <text:p>2</text:p>
          </table:table-cell>
          <table:table-cell office:value-type="string">
            <text:p>0.25,0.5,1,2 ET</text:p>
          </table:table-cell>
          <table:table-cell office:value-type="string">
            <text:p>12,12</text:p>
          </table:table-cell>
          <table:table-cell table:style-name="4,9cel-Sheet1" table:number-columns-repeated="2" office:value-type="float" office:value="1">
            <text:p>1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 table:style-name="4,18cel-Sheet1" office:value-type="string">
            <text:p>ok</text:p>
          </table:table-cell>
          <table:table-cell table:style-name="4,19cel-Sheet1" office:value-type="string">
            <text:p>includes x-sect @630</text:p>
          </table:table-cell>
        </table:table-row>
        <table:table-row table:style-name="_row-Sheet1">
          <table:table-cell table:style-name="4,1cel-Sheet1" office:value-type="string">
            <text:p>fnt1005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incl jet 630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U</text:p>
          </table:table-cell>
          <table:table-cell/>
          <table:table-cell table:style-name="4,9cel-Sheet1"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4,9cel-Sheet1" office:value-type="float" office:value="12">
            <text:p>12</text:p>
          </table:table-cell>
          <table:table-cell table:style-name="4,9cel-Sheet1" table:number-columns-repeated="2" office:value-type="float" office:value="1">
            <text:p>1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 table:style-name="4,18cel-Sheet1" office:value-type="string">
            <text:p>2ok</text:p>
          </table:table-cell>
          <table:table-cell table:style-name="4,19cel-Sheet1" office:value-type="string">
            <text:p>weighted x-sect a:630, b:1800</text:p>
          </table:table-cell>
        </table:table-row>
        <table:table-row table:style-name="_row-Sheet1">
          <table:table-cell table:style-name="4,1cel-Sheet1" office:value-type="string">
            <text:p>fnt1006   xxx</text:p>
          </table:table-cell>
          <table:table-cell office:value-type="string">
            <text:p>PRL70:1376(1993)</text:p>
          </table:table-cell>
          <table:table-cell office:value-type="string">
            <text:p>CDF</text:p>
          </table:table-cell>
          <table:table-cell office:value-type="string">
            <text:p>incl jet 546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table:number-columns-repeated="2"/>
          <table:table-cell table:style-name="4,9cel-Sheet1" office:value-type="float" office:value="2">
            <text:p>2</text:p>
          </table:table-cell>
          <table:table-cell office:value-type="string">
            <text:p>0.25,0.5,1,2 ET</text:p>
          </table:table-cell>
          <table:table-cell table:number-columns-repeated="2"/>
          <table:table-cell table:style-name="4,9cel-Sheet1" office:value-type="float" office:value="1">
            <text:p>1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 table:style-name="4,18cel-Sheet1"/>
          <table:table-cell table:style-name="4,19cel-Sheet1" office:value-type="string">
            <text:p>weighted x-sect a:546 b:1800</text:p>
          </table:table-cell>
        </table:table-row>
        <table:table-row table:style-name="_row-Sheet1">
          <table:table-cell table:style-name="4,1cel-Sheet1" office:value-type="string">
            <text:p>fnt1007</text:p>
          </table:table-cell>
          <table:table-cell office:value-type="string">
            <text:p>hep-ex/9912022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style-name="4,9cel-Sheet1" office:value-type="float" office:value="18">
            <text:p>18</text:p>
          </table:table-cell>
          <table:table-cell table:style-name="4,9cel-Sheet1" office:value-type="float" office:value="1">
            <text:p>1</text:p>
          </table:table-cell>
          <table:table-cell office:value-type="string">
            <text:p>0.25,0.5,1,2 ET</text:p>
          </table:table-cell>
          <table:table-cell table:style-name="4,9cel-Sheet1" office:value-type="float" office:value="10">
            <text:p>10</text:p>
          </table:table-cell>
          <table:table-cell table:style-name="4,9cel-Sheet1" office:value-type="float" office:value="2">
            <text:p>2</text:p>
          </table:table-cell>
          <table:table-cell table:style-name="4,9cel-Sheet1" office:value-type="float" office:value="1">
            <text:p>1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 table:style-name="4,18cel-Sheet1" office:value-type="string">
            <text:p>ok</text:p>
          </table:table-cell>
          <table:table-cell table:style-name="4,19cel-Sheet1"/>
        </table:table-row>
        <table:table-row table:style-name="_row-Sheet1">
          <table:table-cell table:style-name="4,1cel-Sheet1" office:value-type="string">
            <text:p>fnt1008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style-name="4,9cel-Sheet1" office:value-type="float" office:value="15">
            <text:p>15</text:p>
          </table:table-cell>
          <table:table-cell table:style-name="4,9cel-Sheet1" office:value-type="float" office:value="3">
            <text:p>3</text:p>
          </table:table-cell>
          <table:table-cell office:value-type="string">
            <text:p>0.25,0.5,1,2 ET</text:p>
          </table:table-cell>
          <table:table-cell table:style-name="4,9cel-Sheet1" office:value-type="float" office:value="10">
            <text:p>10</text:p>
          </table:table-cell>
          <table:table-cell table:style-name="4,9cel-Sheet1" office:value-type="float" office:value="2">
            <text:p>2</text:p>
          </table:table-cell>
          <table:table-cell table:style-name="4,9cel-Sheet1" office:value-type="float" office:value="1">
            <text:p>1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 table:style-name="4,18cel-Sheet1" office:value-type="string">
            <text:p>ok</text:p>
          </table:table-cell>
          <table:table-cell table:style-name="4,19cel-Sheet1"/>
        </table:table-row>
        <table:table-row table:style-name="_row-Sheet1">
          <table:table-cell table:style-name="4,1cel-Sheet1" office:value-type="string">
            <text:p>fnt1009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chi, 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 table:style-name="4,9cel-Sheet1" office:value-type="float" office:value="62">
            <text:p>62</text:p>
          </table:table-cell>
          <table:table-cell table:style-name="4,9cel-Sheet1"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4,9cel-Sheet1" office:value-type="float" office:value="12">
            <text:p>12</text:p>
          </table:table-cell>
          <table:table-cell table:style-name="4,9cel-Sheet1" office:value-type="float" office:value="2">
            <text:p>2</text:p>
          </table:table-cell>
          <table:table-cell table:style-name="4,9cel-Sheet1" table:number-columns-repeated="2" office:value-type="float" office:value="1">
            <text:p>1</text:p>
          </table:table-cell>
          <table:table-cell office:value-type="string">
            <text:p>mw</text:p>
          </table:table-cell>
          <table:table-cell/>
          <table:table-cell table:style-name="4,18cel-Sheet1" office:value-type="string">
            <text:p>ok</text:p>
          </table:table-cell>
          <table:table-cell table:style-name="4,19cel-Sheet1"/>
        </table:table-row>
        <table:table-row table:style-name="_row-Sheet1">
          <table:table-cell table:style-name="4,1cel-Sheet1" office:value-type="string">
            <text:p>fnt1010</text:p>
          </table:table-cell>
          <table:table-cell office:value-type="string">
            <text:p>hep-ex/9609011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chi, 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 table:style-name="4,9cel-Sheet1" office:value-type="float" office:value="40">
            <text:p>40</text:p>
          </table:table-cell>
          <table:table-cell table:style-name="4,9cel-Sheet1"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4,9cel-Sheet1" office:value-type="float" office:value="12">
            <text:p>12</text:p>
          </table:table-cell>
          <table:table-cell table:style-name="4,9cel-Sheet1" office:value-type="float" office:value="2">
            <text:p>2</text:p>
          </table:table-cell>
          <table:table-cell table:style-name="4,9cel-Sheet1" table:number-columns-repeated="2" office:value-type="float" office:value="1">
            <text:p>1</text:p>
          </table:table-cell>
          <table:table-cell office:value-type="string">
            <text:p>mw</text:p>
          </table:table-cell>
          <table:table-cell/>
          <table:table-cell table:style-name="4,18cel-Sheet1" office:value-type="string">
            <text:p>ok</text:p>
          </table:table-cell>
          <table:table-cell table:style-name="4,19cel-Sheet1"/>
        </table:table-row>
        <table:table-row table:style-name="_row-Sheet1">
          <table:table-cell table:style-name="4,1cel-Sheet1" office:value-type="string">
            <text:p>fnt1011</text:p>
          </table:table-cell>
          <table:table-cell office:value-type="string">
            <text:p>PRL70:1376(1993)</text:p>
          </table:table-cell>
          <table:table-cell office:value-type="string">
            <text:p>CDF</text:p>
          </table:table-cell>
          <table:table-cell office:value-type="string">
            <text:p>incl jet 546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/>
          <table:table-cell table:style-name="4,9cel-Sheet1" office:value-type="float" office:value="2">
            <text:p>2</text:p>
          </table:table-cell>
          <table:table-cell office:value-type="string">
            <text:p>0.25,0.5,1,2 ET</text:p>
          </table:table-cell>
          <table:table-cell table:number-columns-repeated="2"/>
          <table:table-cell table:style-name="4,9cel-Sheet1" office:value-type="float" office:value="1">
            <text:p>1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 table:style-name="4,18cel-Sheet1" office:value-type="string">
            <text:p>ok</text:p>
          </table:table-cell>
          <table:table-cell table:style-name="4,19cel-Sheet1" office:value-type="string">
            <text:p>xsect @546</text:p>
          </table:table-cell>
        </table:table-row>
        <table:table-row table:style-name="_row-Sheet1">
          <table:table-cell table:style-name="15,1cel-Sheet1" office:value-type="string">
            <text:p>fnt100a</text:p>
          </table:table-cell>
          <table:table-cell table:style-name="15,2cel-Sheet1" office:value-type="string">
            <text:p>as fnt200a-RunI</text:p>
          </table:table-cell>
          <table:table-cell table:style-name="15,2cel-Sheet1" office:value-type="string">
            <text:p>(D0)</text:p>
          </table:table-cell>
          <table:table-cell table:style-name="15,2cel-Sheet1" office:value-type="string">
            <text:p>incl jet</text:p>
          </table:table-cell>
          <table:table-cell table:style-name="15,2cel-Sheet1" office:value-type="string">
            <text:p>pT</text:p>
          </table:table-cell>
          <table:table-cell table:style-name="15,2cel-Sheet1" table:number-columns-repeated="12"/>
          <table:table-cell table:style-name="15,18cel-Sheet1"/>
          <table:table-cell table:style-name="15,19cel-Sheet1" office:value-type="string">
            <text:p>single scale pT</text:p>
          </table:table-cell>
        </table:table-row>
        <table:table-row table:style-name="_row-Sheet1">
          <table:table-cell table:style-name="16,1cel-Sheet1" office:value-type="string">
            <text:p>Tevatron Run II</text:p>
          </table:table-cell>
          <table:table-cell table:style-name="16,2cel-Sheet1" table:number-columns-repeated="16"/>
          <table:table-cell table:style-name="16,18cel-Sheet1"/>
          <table:table-cell table:style-name="16,19cel-Sheet1"/>
        </table:table-row>
        <table:table-row table:style-name="_row-Sheet1">
          <table:table-cell table:style-name="17,1cel-Sheet1" office:value-type="string">
            <text:p>fnt2001-diff</text:p>
          </table:table-cell>
          <table:table-cell office:value-type="string">
            <text:p>hep-ex/0409040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DPhi, pT</text:p>
          </table:table-cell>
          <table:table-cell office:value-type="string">
            <text:p>midp</text:p>
          </table:table-cell>
          <table:table-cell office:value-type="string">
            <text:p>LO, NLO</text:p>
          </table:table-cell>
          <table:table-cell office:value-type="string">
            <text:p>CEDAR: U</text:p>
          </table:table-cell>
          <table:table-cell table:style-name="4,9cel-Sheet1" office:value-type="float" office:value="94">
            <text:p>94</text:p>
          </table:table-cell>
          <table:table-cell table:style-name="4,9cel-Sheet1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4,9cel-Sheet1" office:value-type="float" office:value="12">
            <text:p>12</text:p>
          </table:table-cell>
          <table:table-cell table:style-name="4,9cel-Sheet1" office:value-type="float" office:value="2">
            <text:p>2</text:p>
          </table:table-cell>
          <table:table-cell table:style-name="4,9cel-Sheet1" office:value-type="float" office:value="1">
            <text:p>1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mw,ok</text:p>
          </table:table-cell>
          <table:table-cell/>
          <table:table-cell table:style-name="4,18cel-Sheet1" office:value-type="string">
            <text:p>eps</text:p>
          </table:table-cell>
          <table:table-cell table:style-name="4,19cel-Sheet1" office:value-type="string">
            <text:p>a</text:p>
          </table:table-cell>
        </table:table-row>
        <table:table-row table:style-name="_row-Sheet1">
          <table:table-cell table:style-name="17,1cel-Sheet1" office:value-type="string">
            <text:p>fnt2001-norm</text:p>
          </table:table-cell>
          <table:table-cell office:value-type="string">
            <text:p>hep-ex/0409040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DPhi, pT</text:p>
          </table:table-cell>
          <table:table-cell office:value-type="string">
            <text:p>midp</text:p>
          </table:table-cell>
          <table:table-cell office:value-type="string">
            <text:p>LO, NLO</text:p>
          </table:table-cell>
          <table:table-cell office:value-type="string">
            <text:p>CEDAR: U</text:p>
          </table:table-cell>
          <table:table-cell table:style-name="4,9cel-Sheet1" office:value-type="float" office:value="4">
            <text:p>4</text:p>
          </table:table-cell>
          <table:table-cell office:value-type="string">
            <text:p>?1</text:p>
          </table:table-cell>
          <table:table-cell office:value-type="string">
            <text:p>0.25,0.5,1,2 pT</text:p>
          </table:table-cell>
          <table:table-cell table:style-name="4,9cel-Sheet1" office:value-type="float" office:value="12">
            <text:p>12</text:p>
          </table:table-cell>
          <table:table-cell table:style-name="4,9cel-Sheet1" office:value-type="float" office:value="2">
            <text:p>2</text:p>
          </table:table-cell>
          <table:table-cell table:style-name="4,9cel-Sheet1" office:value-type="float" office:value="1">
            <text:p>1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 table:style-name="4,18cel-Sheet1" office:value-type="string">
            <text:p>ok</text:p>
          </table:table-cell>
          <table:table-cell table:style-name="4,19cel-Sheet1" office:value-type="string">
            <text:p>b</text:p>
          </table:table-cell>
        </table:table-row>
        <table:table-row table:style-name="_row-Sheet1">
          <table:table-cell table:style-name="17,1cel-Sheet1" office:value-type="string">
            <text:p>fnt2002</text:p>
          </table:table-cell>
          <table:table-cell office:value-type="string">
            <text:p>hep-ex/0512020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/>
          <table:table-cell table:style-name="4,9cel-Sheet1"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string">
            <text:p>12,10</text:p>
          </table:table-cell>
          <table:table-cell table:style-name="4,9cel-Sheet1" table:number-columns-repeated="2" office:value-type="float" office:value="1">
            <text:p>1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tk</text:p>
          </table:table-cell>
          <table:table-cell/>
          <table:table-cell table:style-name="4,18cel-Sheet1" office:value-type="string">
            <text:p>ok</text:p>
          </table:table-cell>
          <table:table-cell table:style-name="4,19cel-Sheet1"/>
        </table:table-row>
        <table:table-row table:style-name="_row-Sheet1">
          <table:table-cell table:style-name="17,1cel-Sheet1" office:value-type="string">
            <text:p>fnt2003</text:p>
          </table:table-cell>
          <table:table-cell office:value-type="string">
            <text:p>hep-ex/0512062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/>
          <table:table-cell table:style-name="4,9cel-Sheet1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4,9cel-Sheet1" office:value-type="float" office:value="12">
            <text:p>12</text:p>
          </table:table-cell>
          <table:table-cell table:style-name="4,9cel-Sheet1" table:number-columns-repeated="2" office:value-type="float" office:value="1">
            <text:p>1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 table:style-name="4,18cel-Sheet1" office:value-type="string">
            <text:p>ok</text:p>
          </table:table-cell>
          <table:table-cell table:style-name="4,19cel-Sheet1"/>
        </table:table-row>
        <table:table-row table:style-name="_row-Sheet1">
          <table:table-cell table:style-name="17,1cel-Sheet1" office:value-type="string">
            <text:p>fnt2004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, y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/>
          <table:table-cell table:style-name="4,9cel-Sheet1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4,9cel-Sheet1" office:value-type="float" office:value="12">
            <text:p>12</text:p>
          </table:table-cell>
          <table:table-cell/>
          <table:table-cell table:style-name="4,9cel-Sheet1" office:value-type="float" office:value="1">
            <text:p>1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 table:style-name="4,18cel-Sheet1" office:value-type="string">
            <text:p>ok</text:p>
          </table:table-cell>
          <table:table-cell table:style-name="4,19cel-Sheet1"/>
        </table:table-row>
        <table:table-row table:style-name="_row-Sheet1">
          <table:table-cell table:style-name="17,1cel-Sheet1" office:value-type="string">
            <text:p>fnt2005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/>
          <table:table-cell table:style-name="4,9cel-Sheet1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4,9cel-Sheet1" office:value-type="float" office:value="12">
            <text:p>12</text:p>
          </table:table-cell>
          <table:table-cell/>
          <table:table-cell table:style-name="4,9cel-Sheet1" office:value-type="float" office:value="1">
            <text:p>1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 table:style-name="4,18cel-Sheet1" office:value-type="string">
            <text:p>ok</text:p>
          </table:table-cell>
          <table:table-cell table:style-name="4,19cel-Sheet1" office:value-type="string">
            <text:p>D=0.5 - too many y bins</text:p>
          </table:table-cell>
        </table:table-row>
        <table:table-row table:style-name="_row-Sheet1">
          <table:table-cell table:style-name="17,1cel-Sheet1" office:value-type="string">
            <text:p>fnt2006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/>
          <table:table-cell table:style-name="4,9cel-Sheet1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4,9cel-Sheet1" office:value-type="float" office:value="12">
            <text:p>12</text:p>
          </table:table-cell>
          <table:table-cell/>
          <table:table-cell table:style-name="4,9cel-Sheet1" office:value-type="float" office:value="1">
            <text:p>1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 table:style-name="4,18cel-Sheet1" office:value-type="string">
            <text:p>ok</text:p>
          </table:table-cell>
          <table:table-cell table:style-name="4,19cel-Sheet1" office:value-type="string">
            <text:p>D=1.0 - too many y bins</text:p>
          </table:table-cell>
        </table:table-row>
        <table:table-row table:style-name="_row-Sheet1">
          <table:table-cell table:style-name="17,1cel-Sheet1" office:value-type="string">
            <text:p>fnt2007</text:p>
          </table:table-cell>
          <table:table-cell office:value-type="string">
            <text:p>prel.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, y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/>
          <table:table-cell table:style-name="4,9cel-Sheet1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4,9cel-Sheet1" office:value-type="float" office:value="12">
            <text:p>12</text:p>
          </table:table-cell>
          <table:table-cell/>
          <table:table-cell table:style-name="4,9cel-Sheet1" office:value-type="float" office:value="1">
            <text:p>1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 table:style-name="4,18cel-Sheet1" office:value-type="string">
            <text:p>ok</text:p>
          </table:table-cell>
          <table:table-cell table:style-name="4,19cel-Sheet1"/>
        </table:table-row>
        <table:table-row table:style-name="_row-Sheet1">
          <table:table-cell table:style-name="17,1cel-Sheet1" office:value-type="string">
            <text:p>fnt2008</text:p>
          </table:table-cell>
          <table:table-cell office:value-type="string">
            <text:p>prel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/>
          <table:table-cell office:value-type="string">
            <text:p>?</text:p>
          </table:table-cell>
          <table:table-cell office:value-type="string">
            <text:p>0.25,0.5,1,2 pT</text:p>
          </table:table-cell>
          <table:table-cell table:style-name="4,9cel-Sheet1" office:value-type="float" office:value="10">
            <text:p>10</text:p>
          </table:table-cell>
          <table:table-cell table:style-name="4,9cel-Sheet1" office:value-type="float" office:value="2">
            <text:p>2</text:p>
          </table:table-cell>
          <table:table-cell table:style-name="4,9cel-Sheet1" office:value-type="float" office:value="1">
            <text:p>1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 table:style-name="4,18cel-Sheet1" office:value-type="string">
            <text:p>ok</text:p>
          </table:table-cell>
          <table:table-cell table:style-name="4,19cel-Sheet1"/>
        </table:table-row>
        <table:table-row table:style-name="_row-Sheet1">
          <table:table-cell table:style-name="17,1cel-Sheet1" office:value-type="string">
            <text:p>fnt2009</text:p>
          </table:table-cell>
          <table:table-cell office:value-type="string">
            <text:p>hep-ex/0801...</text:p>
          </table:table-cell>
          <table:table-cell office:value-type="string">
            <text:p>D0</text:p>
          </table:table-cell>
          <table:table-cell office:value-type="string">
            <text:p>incl jet</text:p>
          </table:table-cell>
          <table:table-cell office:value-type="string">
            <text:p>pT, y</text:p>
          </table:table-cell>
          <table:table-cell office:value-type="string">
            <text:p>midp, 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table:style-name="4,9cel-Sheet1" office:value-type="float" office:value="110">
            <text:p>110</text:p>
          </table:table-cell>
          <table:table-cell table:style-name="4,9cel-Sheet1" office:value-type="float" office:value="2">
            <text:p>2</text:p>
          </table:table-cell>
          <table:table-cell office:value-type="string">
            <text:p>0.25,0.5,1,2pT</text:p>
          </table:table-cell>
          <table:table-cell table:style-name="4,9cel-Sheet1" office:value-type="float" office:value="12">
            <text:p>12</text:p>
          </table:table-cell>
          <table:table-cell table:style-name="4,9cel-Sheet1" table:number-columns-repeated="2" office:value-type="float" office:value="1">
            <text:p>1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mw</text:p>
          </table:table-cell>
          <table:table-cell office:value-type="string">
            <text:p>typ. &lt;0.1%</text:p>
          </table:table-cell>
          <table:table-cell table:style-name="4,18cel-Sheet1" office:value-type="string">
            <text:p>ok</text:p>
          </table:table-cell>
          <table:table-cell table:style-name="4,19cel-Sheet1"/>
        </table:table-row>
        <table:table-row table:style-name="_row-Sheet1">
          <table:table-cell table:style-name="27,1cel-Sheet1" office:value-type="string">
            <text:p>fnt2010</text:p>
          </table:table-cell>
          <table:table-cell office:value-type="string">
            <text:p>div. CDF</text:p>
          </table:table-cell>
          <table:table-cell office:value-type="string">
            <text:p>CDF</text:p>
          </table:table-cell>
          <table:table-cell office:value-type="string">
            <text:p>incl algo dep </text:p>
          </table:table-cell>
          <table:table-cell office:value-type="string">
            <text:p>pT</text:p>
          </table:table-cell>
          <table:table-cell/>
          <table:table-cell office:value-type="string">
            <text:p>LO, NLO</text:p>
          </table:table-cell>
          <table:table-cell table:number-columns-repeated="10"/>
          <table:table-cell table:style-name="4,18cel-Sheet1"/>
          <table:table-cell table:style-name="4,19cel-Sheet1"/>
        </table:table-row>
        <table:table-row table:style-name="_row-Sheet1">
          <table:table-cell table:style-name="27,1cel-Sheet1" office:value-type="string">
            <text:p>fnt200a</text:p>
          </table:table-cell>
          <table:table-cell office:value-type="string">
            <text:p>RunIIa -fine pT bins</text:p>
          </table:table-cell>
          <table:table-cell office:value-type="string">
            <text:p>D0</text:p>
          </table:table-cell>
          <table:table-cell table:number-columns-repeated="14"/>
          <table:table-cell table:style-name="4,18cel-Sheet1"/>
          <table:table-cell table:style-name="4,19cel-Sheet1"/>
        </table:table-row>
        <table:table-row table:style-name="_row-Sheet1">
          <table:table-cell table:style-name="27,1cel-Sheet1" office:value-type="string">
            <text:p>fnt2d0dij</text:p>
          </table:table-cell>
          <table:table-cell office:value-type="string">
            <text:p>internal 0.5% syst</text:p>
          </table:table-cell>
          <table:table-cell table:number-columns-repeated="15"/>
          <table:table-cell table:style-name="4,18cel-Sheet1"/>
          <table:table-cell table:style-name="4,19cel-Sheet1"/>
        </table:table-row>
        <table:table-row table:style-name="_row-Sheet1">
          <table:table-cell table:style-name="27,1cel-Sheet1" office:value-type="string">
            <text:p>fnt20xx</text:p>
          </table:table-cell>
          <table:table-cell office:value-type="string">
            <text:p>kT D-depend</text:p>
          </table:table-cell>
          <table:table-cell office:value-type="string">
            <text:p>CDF</text:p>
          </table:table-cell>
          <table:table-cell table:number-columns-repeated="14"/>
          <table:table-cell table:style-name="4,18cel-Sheet1"/>
          <table:table-cell table:style-name="4,19cel-Sheet1"/>
        </table:table-row>
        <table:table-row table:style-name="_row-Sheet1">
          <table:table-cell table:style-name="15,1cel-Sheet1" office:value-type="string">
            <text:p>fnr20xy</text:p>
          </table:table-cell>
          <table:table-cell table:style-name="15,2cel-Sheet1" office:value-type="string">
            <text:p>fnt20xx + cone</text:p>
          </table:table-cell>
          <table:table-cell table:style-name="15,2cel-Sheet1" table:number-columns-repeated="15"/>
          <table:table-cell table:style-name="15,18cel-Sheet1"/>
          <table:table-cell table:style-name="15,19cel-Sheet1"/>
        </table:table-row>
        <table:table-row table:style-name="_row-Sheet1">
          <table:table-cell table:style-name="32,1cel-Sheet1" office:value-type="string">
            <text:p>HERA 820GeV</text:p>
          </table:table-cell>
          <table:table-cell table:style-name="32,2cel-Sheet1" table:number-columns-repeated="16"/>
          <table:table-cell table:style-name="32,18cel-Sheet1"/>
          <table:table-cell table:style-name="32,19cel-Sheet1"/>
        </table:table-row>
        <table:table-row table:style-name="_row-Sheet1">
          <table:table-cell table:style-name="33,1cel-Sheet1" office:value-type="string">
            <text:p>fnh1001</text:p>
          </table:table-cell>
          <table:table-cell office:value-type="string">
            <text:p>hep-ex/0010054</text:p>
          </table:table-cell>
          <table:table-cell office:value-type="string">
            <text:p>H1</text:p>
          </table:table-cell>
          <table:table-cell office:value-type="string">
            <text:p>incl 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number-columns-repeated="2"/>
          <table:table-cell office:value-type="string">
            <text:p>0.5,1,2 ET</text:p>
          </table:table-cell>
          <table:table-cell table:style-name="4,9cel-Sheet1" office:value-type="float" office:value="20">
            <text:p>20</text:p>
          </table:table-cell>
          <table:table-cell table:style-name="4,9cel-Sheet1" office:value-type="float" office:value="2">
            <text:p>2</text:p>
          </table:table-cell>
          <table:table-cell office:value-type="string">
            <text:p>-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tk</text:p>
          </table:table-cell>
          <table:table-cell/>
          <table:table-cell table:style-name="4,18cel-Sheet1" office:value-type="string">
            <text:p>BnSt</text:p>
          </table:table-cell>
          <table:table-cell table:style-name="4,19cel-Sheet1"/>
        </table:table-row>
        <table:table-row table:style-name="_row-Sheet1">
          <table:table-cell table:style-name="33,1cel-Sheet1" office:value-type="string">
            <text:p>fnh1002</text:p>
          </table:table-cell>
          <table:table-cell office:value-type="string">
            <text:p>hep-ex/0208037</text:p>
          </table:table-cell>
          <table:table-cell office:value-type="string">
            <text:p>ZEUS</text:p>
          </table:table-cell>
          <table:table-cell office:value-type="string">
            <text:p>incl 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number-columns-repeated="2"/>
          <table:table-cell office:value-type="string">
            <text:p>0.5,1,2 ET</text:p>
          </table:table-cell>
          <table:table-cell table:style-name="4,9cel-Sheet1" office:value-type="float" office:value="20">
            <text:p>20</text:p>
          </table:table-cell>
          <table:table-cell table:style-name="4,9cel-Sheet1" office:value-type="float" office:value="2">
            <text:p>2</text:p>
          </table:table-cell>
          <table:table-cell office:value-type="string">
            <text:p>-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 table:style-name="4,18cel-Sheet1" office:value-type="string">
            <text:p>ok</text:p>
          </table:table-cell>
          <table:table-cell table:style-name="4,19cel-Sheet1" office:value-type="string">
            <text:p>fixed alpha_em</text:p>
          </table:table-cell>
        </table:table-row>
        <table:table-row table:style-name="_row-Sheet1">
          <table:table-cell table:style-name="33,1cel-Sheet1" office:value-type="string">
            <text:p>fnh1003</text:p>
          </table:table-cell>
          <table:table-cell office:value-type="string">
            <text:p>hep-ex/0206029</text:p>
          </table:table-cell>
          <table:table-cell office:value-type="string">
            <text:p>H1</text:p>
          </table:table-cell>
          <table:table-cell office:value-type="string">
            <text:p>incl 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number-columns-repeated="2"/>
          <table:table-cell office:value-type="string">
            <text:p>0.5,1,2 ET</text:p>
          </table:table-cell>
          <table:table-cell/>
          <table:table-cell table:style-name="4,9cel-Sheet1" office:value-type="float" office:value="2">
            <text:p>2</text:p>
          </table:table-cell>
          <table:table-cell office:value-type="string">
            <text:p>-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tk</text:p>
          </table:table-cell>
          <table:table-cell/>
          <table:table-cell table:style-name="4,18cel-Sheet1" office:value-type="string">
            <text:p>ok</text:p>
          </table:table-cell>
          <table:table-cell table:style-name="4,19cel-Sheet1"/>
        </table:table-row>
        <table:table-row table:style-name="_row-Sheet1">
          <table:table-cell table:style-name="33,1cel-Sheet1" office:value-type="string">
            <text:p>fnh1004</text:p>
          </table:table-cell>
          <table:table-cell office:value-type="string">
            <text:p>hep-ex/0010054</text:p>
          </table:table-cell>
          <table:table-cell office:value-type="string">
            <text:p>H1</text:p>
          </table:table-cell>
          <table:table-cell office:value-type="string">
            <text:p>di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number-columns-repeated="2"/>
          <table:table-cell office:value-type="string">
            <text:p>0.5,1,2 ET</text:p>
          </table:table-cell>
          <table:table-cell table:style-name="4,9cel-Sheet1" office:value-type="float" office:value="20">
            <text:p>20</text:p>
          </table:table-cell>
          <table:table-cell table:style-name="4,9cel-Sheet1" office:value-type="float" office:value="2">
            <text:p>2</text:p>
          </table:table-cell>
          <table:table-cell office:value-type="string">
            <text:p>-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tk</text:p>
          </table:table-cell>
          <table:table-cell/>
          <table:table-cell table:style-name="4,18cel-Sheet1" office:value-type="string">
            <text:p>ok</text:p>
          </table:table-cell>
          <table:table-cell table:style-name="4,19cel-Sheet1"/>
        </table:table-row>
        <table:table-row table:style-name="_row-Sheet1">
          <table:table-cell table:style-name="33,1cel-Sheet1" office:value-type="string">
            <text:p>fnh1005  zzz</text:p>
          </table:table-cell>
          <table:table-cell office:value-type="string">
            <text:p>hep-ex/0508055</text:p>
          </table:table-cell>
          <table:table-cell office:value-type="string">
            <text:p>H1</text:p>
          </table:table-cell>
          <table:table-cell office:value-type="string">
            <text:p>fwd jet</text:p>
          </table:table-cell>
          <table:table-cell/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 table:number-columns-repeated="2"/>
          <table:table-cell office:value-type="string">
            <text:p>0.5,1,2 ET</text:p>
          </table:table-cell>
          <table:table-cell table:style-name="4,9cel-Sheet1" office:value-type="float" office:value="30">
            <text:p>30</text:p>
          </table:table-cell>
          <table:table-cell table:style-name="4,9cel-Sheet1" office:value-type="float" office:value="4">
            <text:p>4</text:p>
          </table:table-cell>
          <table:table-cell office:value-type="string">
            <text:p>-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tk</text:p>
          </table:table-cell>
          <table:table-cell/>
          <table:table-cell table:style-name="4,18cel-Sheet1" office:value-type="string">
            <text:p>BnSt</text:p>
          </table:table-cell>
          <table:table-cell table:style-name="4,19cel-Sheet1"/>
        </table:table-row>
        <table:table-row table:style-name="_row-Sheet1">
          <table:table-cell table:style-name="33,1cel-Sheet1" office:value-type="string">
            <text:p>fnh1006  zzz</text:p>
          </table:table-cell>
          <table:table-cell office:value-type="string">
            <text:p>test</text:p>
          </table:table-cell>
          <table:table-cell office:value-type="string">
            <text:p>ZEUS</text:p>
          </table:table-cell>
          <table:table-cell office:value-type="string">
            <text:p>fwd jet</text:p>
          </table:table-cell>
          <table:table-cell/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 table:number-columns-repeated="2"/>
          <table:table-cell office:value-type="string">
            <text:p>0.5,1,2 ET</text:p>
          </table:table-cell>
          <table:table-cell table:style-name="4,9cel-Sheet1" office:value-type="float" office:value="20">
            <text:p>20</text:p>
          </table:table-cell>
          <table:table-cell table:style-name="4,9cel-Sheet1" office:value-type="float" office:value="4">
            <text:p>4</text:p>
          </table:table-cell>
          <table:table-cell office:value-type="string">
            <text:p>-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tk</text:p>
          </table:table-cell>
          <table:table-cell/>
          <table:table-cell table:style-name="4,18cel-Sheet1" office:value-type="string">
            <text:p>BnSt</text:p>
          </table:table-cell>
          <table:table-cell table:style-name="4,19cel-Sheet1"/>
        </table:table-row>
        <table:table-row table:style-name="_row-Sheet1">
          <table:table-cell table:style-name="39,1cel-Sheet1" office:value-type="string">
            <text:p>fnh1007  xxx</text:p>
          </table:table-cell>
          <table:table-cell table:style-name="15,2cel-Sheet1" office:value-type="string">
            <text:p>hep-ex/0608048</text:p>
          </table:table-cell>
          <table:table-cell table:style-name="15,2cel-Sheet1" office:value-type="string">
            <text:p>ZEUS</text:p>
          </table:table-cell>
          <table:table-cell table:style-name="15,2cel-Sheet1" office:value-type="string">
            <text:p>incl jet</text:p>
          </table:table-cell>
          <table:table-cell table:style-name="15,2cel-Sheet1" office:value-type="string">
            <text:p>ET, Q2</text:p>
          </table:table-cell>
          <table:table-cell table:style-name="15,2cel-Sheet1" office:value-type="string">
            <text:p>kT</text:p>
          </table:table-cell>
          <table:table-cell table:style-name="15,2cel-Sheet1" office:value-type="string">
            <text:p>LO, NLO</text:p>
          </table:table-cell>
          <table:table-cell table:style-name="15,2cel-Sheet1" table:number-columns-repeated="3"/>
          <table:table-cell table:style-name="15,2cel-Sheet1" office:value-type="string">
            <text:p>0.5,1,2 ET</text:p>
          </table:table-cell>
          <table:table-cell table:style-name="15,2cel-Sheet1" table:number-columns-repeated="2"/>
          <table:table-cell table:style-name="15,2cel-Sheet1" office:value-type="string">
            <text:p>-</text:p>
          </table:table-cell>
          <table:table-cell table:style-name="39,15cel-Sheet1" office:value-type="float" office:value="0">
            <text:p>0</text:p>
          </table:table-cell>
          <table:table-cell table:style-name="15,2cel-Sheet1" office:value-type="string">
            <text:p>mw</text:p>
          </table:table-cell>
          <table:table-cell table:style-name="15,2cel-Sheet1"/>
          <table:table-cell table:style-name="15,18cel-Sheet1"/>
          <table:table-cell table:style-name="15,19cel-Sheet1"/>
        </table:table-row>
        <table:table-row table:style-name="_row-Sheet1">
          <table:table-cell table:style-name="40,1cel-Sheet1" office:value-type="string">
            <text:p>HERA 920GeV</text:p>
          </table:table-cell>
          <table:table-cell table:style-name="40,2cel-Sheet1" table:number-columns-repeated="16"/>
          <table:table-cell table:style-name="40,18cel-Sheet1"/>
          <table:table-cell table:style-name="40,19cel-Sheet1"/>
        </table:table-row>
        <table:table-row table:style-name="_row-Sheet1">
          <table:table-cell table:style-name="41,1cel-Sheet1" office:value-type="string">
            <text:p>fnh2001</text:p>
          </table:table-cell>
          <table:table-cell office:value-type="string">
            <text:p>hep-ex/0608048</text:p>
          </table:table-cell>
          <table:table-cell office:value-type="string">
            <text:p>ZEUS</text:p>
          </table:table-cell>
          <table:table-cell office:value-type="string">
            <text:p>incl 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number-columns-repeated="2"/>
          <table:table-cell office:value-type="string">
            <text:p>0.5,1,2 ET</text:p>
          </table:table-cell>
          <table:table-cell table:style-name="4,9cel-Sheet1" office:value-type="float" office:value="12">
            <text:p>12</text:p>
          </table:table-cell>
          <table:table-cell table:style-name="4,9cel-Sheet1" office:value-type="float" office:value="3">
            <text:p>3</text:p>
          </table:table-cell>
          <table:table-cell office:value-type="string">
            <text:p>-</text:p>
          </table:table-cell>
          <table:table-cell table:style-name="4,9cel-Sheet1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 table:style-name="4,18cel-Sheet1" office:value-type="string">
            <text:p>ok</text:p>
          </table:table-cell>
          <table:table-cell table:style-name="4,19cel-Sheet1" office:value-type="string">
            <text:p>fixed alpha_em</text:p>
          </table:table-cell>
        </table:table-row>
        <table:table-row table:style-name="_row-Sheet1">
          <table:table-cell table:style-name="41,1cel-Sheet1" office:value-type="string">
            <text:p>fnh2002  xxx</text:p>
          </table:table-cell>
          <table:table-cell office:value-type="string">
            <text:p>hep-ex/0701039</text:p>
          </table:table-cell>
          <table:table-cell office:value-type="string">
            <text:p>ZEUS</text:p>
          </table:table-cell>
          <table:table-cell office:value-type="string">
            <text:p>incl jet</text:p>
          </table:table-cell>
          <table:table-cell office:value-type="string">
            <text:p>(ET,D) (Q2,D)</text:p>
          </table:table-cell>
          <table:table-cell office:value-type="string">
            <text:p>kT</text:p>
          </table:table-cell>
          <table:table-cell office:value-type="string">
            <text:p>not yet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  <table:table-cell table:style-name="4,18cel-Sheet1"/>
          <table:table-cell table:style-name="4,19cel-Sheet1"/>
        </table:table-row>
        <table:table-row table:style-name="_row-Sheet1">
          <table:table-cell table:style-name="43,1cel-Sheet1" office:value-type="string">
            <text:p>fnh2003</text:p>
          </table:table-cell>
          <table:table-cell table:style-name="15,2cel-Sheet1" office:value-type="string">
            <text:p>hep-ex/07063722</text:p>
          </table:table-cell>
          <table:table-cell table:style-name="15,2cel-Sheet1" office:value-type="string">
            <text:p>H1</text:p>
          </table:table-cell>
          <table:table-cell table:style-name="15,2cel-Sheet1" office:value-type="string">
            <text:p>incl jet</text:p>
          </table:table-cell>
          <table:table-cell table:style-name="15,2cel-Sheet1" office:value-type="string">
            <text:p>ET, Q2</text:p>
          </table:table-cell>
          <table:table-cell table:style-name="15,2cel-Sheet1" office:value-type="string">
            <text:p>kT</text:p>
          </table:table-cell>
          <table:table-cell table:style-name="15,2cel-Sheet1" office:value-type="string">
            <text:p>LO, NLO</text:p>
          </table:table-cell>
          <table:table-cell table:style-name="15,2cel-Sheet1" office:value-type="string">
            <text:p>CEDAR: I,U</text:p>
          </table:table-cell>
          <table:table-cell table:style-name="15,2cel-Sheet1" table:number-columns-repeated="2"/>
          <table:table-cell table:style-name="15,2cel-Sheet1" office:value-type="string">
            <text:p>0.5,1,2 ET</text:p>
          </table:table-cell>
          <table:table-cell table:style-name="15,2cel-Sheet1"/>
          <table:table-cell table:style-name="39,15cel-Sheet1" office:value-type="float" office:value="4">
            <text:p>4</text:p>
          </table:table-cell>
          <table:table-cell table:style-name="15,2cel-Sheet1" office:value-type="string">
            <text:p>-</text:p>
          </table:table-cell>
          <table:table-cell table:style-name="39,15cel-Sheet1" office:value-type="float" office:value="0">
            <text:p>0</text:p>
          </table:table-cell>
          <table:table-cell table:style-name="15,2cel-Sheet1" office:value-type="string">
            <text:p>tk</text:p>
          </table:table-cell>
          <table:table-cell table:style-name="15,2cel-Sheet1"/>
          <table:table-cell table:style-name="15,18cel-Sheet1"/>
          <table:table-cell table:style-name="15,19cel-Sheet1"/>
        </table:table-row>
        <table:table-row table:style-name="_row-Sheet1">
          <table:table-cell table:style-name="44,1cel-Sheet1" office:value-type="string">
            <text:p>RHIC</text:p>
          </table:table-cell>
          <table:table-cell table:style-name="44,2cel-Sheet1" table:number-columns-repeated="16"/>
          <table:table-cell table:style-name="44,18cel-Sheet1"/>
          <table:table-cell table:style-name="44,19cel-Sheet1"/>
        </table:table-row>
        <table:table-row table:style-name="_row-Sheet1">
          <table:table-cell table:style-name="45,1cel-Sheet1" office:value-type="string">
            <text:p>fnr0001</text:p>
          </table:table-cell>
          <table:table-cell table:style-name="15,2cel-Sheet1"/>
          <table:table-cell table:style-name="15,2cel-Sheet1" office:value-type="string">
            <text:p>STAR</text:p>
          </table:table-cell>
          <table:table-cell table:style-name="15,2cel-Sheet1" office:value-type="string">
            <text:p>incl jet</text:p>
          </table:table-cell>
          <table:table-cell table:style-name="15,2cel-Sheet1" office:value-type="string">
            <text:p>pT (y)</text:p>
          </table:table-cell>
          <table:table-cell table:style-name="15,2cel-Sheet1" office:value-type="string">
            <text:p>kT</text:p>
          </table:table-cell>
          <table:table-cell table:style-name="15,2cel-Sheet1" office:value-type="string">
            <text:p>LO,NLO,TrCr</text:p>
          </table:table-cell>
          <table:table-cell table:style-name="15,2cel-Sheet1" office:value-type="string">
            <text:p>CEDAR: I,U</text:p>
          </table:table-cell>
          <table:table-cell table:style-name="15,2cel-Sheet1" table:number-columns-repeated="2"/>
          <table:table-cell table:style-name="15,2cel-Sheet1" office:value-type="string">
            <text:p>0.25,0.5,1,2 pT</text:p>
          </table:table-cell>
          <table:table-cell table:style-name="39,15cel-Sheet1" office:value-type="float" office:value="12">
            <text:p>12</text:p>
          </table:table-cell>
          <table:table-cell table:style-name="39,15cel-Sheet1" table:number-columns-repeated="2" office:value-type="float" office:value="1">
            <text:p>1</text:p>
          </table:table-cell>
          <table:table-cell table:style-name="39,15cel-Sheet1" office:value-type="float" office:value="0">
            <text:p>0</text:p>
          </table:table-cell>
          <table:table-cell table:style-name="15,2cel-Sheet1" office:value-type="string">
            <text:p>mw</text:p>
          </table:table-cell>
          <table:table-cell table:style-name="15,2cel-Sheet1"/>
          <table:table-cell table:style-name="15,18cel-Sheet1" office:value-type="string">
            <text:p>ok</text:p>
          </table:table-cell>
          <table:table-cell table:style-name="15,19cel-Sheet1"/>
        </table:table-row>
        <table:table-row table:style-name="_row-Sheet1">
          <table:table-cell table:style-name="46,1cel-Sheet1" office:value-type="string">
            <text:p>LHC 14 TeV</text:p>
          </table:table-cell>
          <table:table-cell table:style-name="46,2cel-Sheet1" table:number-columns-repeated="16"/>
          <table:table-cell table:style-name="46,18cel-Sheet1"/>
          <table:table-cell table:style-name="46,19cel-Sheet1"/>
        </table:table-row>
        <table:table-row table:style-name="_row-Sheet1">
          <table:table-cell table:style-name="47,1cel-Sheet1" office:value-type="string">
            <text:p>fnl0001  xxx</text:p>
          </table:table-cell>
          <table:table-cell table:number-columns-repeated="16"/>
          <table:table-cell table:style-name="4,18cel-Sheet1"/>
          <table:table-cell table:style-name="4,19cel-Sheet1"/>
        </table:table-row>
        <table:table-row table:style-name="_row-Sheet1">
          <table:table-cell table:style-name="48,1cel-Sheet1" office:value-type="string">
            <text:p>fnl0002</text:p>
          </table:table-cell>
          <table:table-cell table:style-name="48,2cel-Sheet1" office:value-type="string">
            <text:p>CERN-LHCC-2006-021</text:p>
          </table:table-cell>
          <table:table-cell table:style-name="48,2cel-Sheet1" office:value-type="string">
            <text:p>CMS</text:p>
          </table:table-cell>
          <table:table-cell table:style-name="48,2cel-Sheet1" office:value-type="string">
            <text:p>incl. jets</text:p>
          </table:table-cell>
          <table:table-cell table:style-name="48,2cel-Sheet1" office:value-type="string">
            <text:p>pT, y</text:p>
          </table:table-cell>
          <table:table-cell table:style-name="48,2cel-Sheet1" office:value-type="string">
            <text:p>kT 1.0</text:p>
          </table:table-cell>
          <table:table-cell table:style-name="48,2cel-Sheet1" office:value-type="string">
            <text:p>LO,NLO</text:p>
          </table:table-cell>
          <table:table-cell table:style-name="48,2cel-Sheet1" table:number-columns-repeated="3"/>
          <table:table-cell table:style-name="48,2cel-Sheet1" office:value-type="string">
            <text:p>0.25,0.5,1,2 pT</text:p>
          </table:table-cell>
          <table:table-cell table:style-name="48,2cel-Sheet1" office:value-type="float" office:value="12">
            <text:p>12</text:p>
          </table:table-cell>
          <table:table-cell table:style-name="48,2cel-Sheet1" table:number-columns-repeated="2" office:value-type="float" office:value="1">
            <text:p>1</text:p>
          </table:table-cell>
          <table:table-cell table:style-name="48,2cel-Sheet1"/>
          <table:table-cell table:style-name="48,2cel-Sheet1" office:value-type="string">
            <text:p>kr</text:p>
          </table:table-cell>
          <table:table-cell table:style-name="48,2cel-Sheet1"/>
          <table:table-cell table:style-name="4,18cel-Sheet1"/>
          <table:table-cell table:style-name="48,2cel-Sheet1" office:value-type="string">
            <text:p>our kT</text:p>
          </table:table-cell>
        </table:table-row>
        <table:table-row table:style-name="_row-Sheet1">
          <table:table-cell table:style-name="47,1cel-Sheet1" office:value-type="string">
            <text:p>fnl0003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midp 0.7</text:p>
          </table:table-cell>
          <table:table-cell office:value-type="string">
            <text:p>LO,NLO</text:p>
          </table:table-cell>
          <table:table-cell table:number-columns-repeated="3"/>
          <table:table-cell office:value-type="string">
            <text:p>0.25,0.5,1,2 pT</text:p>
          </table:table-cell>
          <table:table-cell table:style-name="4,9cel-Sheet1" office:value-type="float" office:value="12">
            <text:p>12</text:p>
          </table:table-cell>
          <table:table-cell table:style-name="4,9cel-Sheet1" table:number-columns-repeated="2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table:style-name="4,18cel-Sheet1"/>
          <table:table-cell table:style-name="4,19cel-Sheet1" office:value-type="string">
            <text:p>ourMidPointCone</text:p>
          </table:table-cell>
        </table:table-row>
        <table:table-row table:style-name="_row-Sheet1">
          <table:table-cell table:style-name="47,1cel-Sheet1" office:value-type="string">
            <text:p>fnl0004</text:p>
          </table:table-cell>
          <table:table-cell office:value-type="string">
            <text:p>test</text:p>
          </table:table-cell>
          <table:table-cell office:value-type="string">
            <text:p>ATLAS</text:p>
          </table:table-cell>
          <table:table-cell office:value-type="string">
            <text:p>incl .jet</text:p>
          </table:table-cell>
          <table:table-cell office:value-type="string">
            <text:p>pT, y</text:p>
          </table:table-cell>
          <table:table-cell office:value-type="string">
            <text:p>kT</text:p>
          </table:table-cell>
          <table:table-cell office:value-type="string">
            <text:p>LO, NLO, TrCr</text:p>
          </table:table-cell>
          <table:table-cell office:value-type="string">
            <text:p>CEDAR: I</text:p>
          </table:table-cell>
          <table:table-cell table:number-columns-repeated="2"/>
          <table:table-cell office:value-type="string">
            <text:p>0.25,0.5,1,2pT</text:p>
          </table:table-cell>
          <table:table-cell table:number-columns-repeated="2"/>
          <table:table-cell table:style-name="4,9cel-Sheet1"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/>
          <table:table-cell table:style-name="4,18cel-Sheet1" office:value-type="string">
            <text:p>ok</text:p>
          </table:table-cell>
          <table:table-cell table:style-name="4,19cel-Sheet1"/>
        </table:table-row>
        <table:table-row table:style-name="_row-Sheet1">
          <table:table-cell table:style-name="51,1cel-Sheet1" office:value-type="string">
            <text:p>fnl00xx</text:p>
          </table:table-cell>
          <table:table-cell table:style-name="15,2cel-Sheet1" office:value-type="string">
            <text:p>kT D-dep + AC</text:p>
          </table:table-cell>
          <table:table-cell table:style-name="15,2cel-Sheet1" table:number-columns-repeated="15"/>
          <table:table-cell table:style-name="15,18cel-Sheet1"/>
          <table:table-cell table:style-name="15,19cel-Sheet1"/>
        </table:table-row>
        <table:table-row table:style-name="_row-Sheet1">
          <table:table-cell table:style-name="46,2cel-Sheet1" office:value-type="string">
            <text:p>fnl00xy</text:p>
          </table:table-cell>
          <table:table-cell table:style-name="52,2cel-Sheet1" office:value-type="string">
            <text:p>normalization</text:p>
          </table:table-cell>
          <table:table-cell table:style-name="52,2cel-Sheet1" table:number-columns-repeated="15"/>
          <table:table-cell table:style-name="52,18cel-Sheet1"/>
          <table:table-cell table:style-name="52,2cel-Sheet1"/>
        </table:table-row>
        <table:table-row table:style-name="_row-Sheet1">
          <table:table-cell table:style-name="48,1cel-Sheet1" office:value-type="string">
            <text:p>fnl0007</text:p>
          </table:table-cell>
          <table:table-cell table:style-name="48,2cel-Sheet1"/>
          <table:table-cell table:style-name="48,2cel-Sheet1" office:value-type="string">
            <text:p>CMS</text:p>
          </table:table-cell>
          <table:table-cell table:style-name="48,2cel-Sheet1" office:value-type="string">
            <text:p>incl. jets</text:p>
          </table:table-cell>
          <table:table-cell table:style-name="48,2cel-Sheet1" office:value-type="string">
            <text:p>pT, y</text:p>
          </table:table-cell>
          <table:table-cell table:style-name="48,2cel-Sheet1" office:value-type="string">
            <text:p>kT 0.6</text:p>
          </table:table-cell>
          <table:table-cell table:style-name="48,2cel-Sheet1" office:value-type="string">
            <text:p>LO,NLO</text:p>
          </table:table-cell>
          <table:table-cell table:style-name="48,2cel-Sheet1" table:number-columns-repeated="3"/>
          <table:table-cell table:style-name="48,2cel-Sheet1" office:value-type="string">
            <text:p>0.25,0.5,1,2 pT</text:p>
          </table:table-cell>
          <table:table-cell table:style-name="48,2cel-Sheet1" office:value-type="float" office:value="12">
            <text:p>12</text:p>
          </table:table-cell>
          <table:table-cell table:style-name="48,2cel-Sheet1" table:number-columns-repeated="2" office:value-type="float" office:value="1">
            <text:p>1</text:p>
          </table:table-cell>
          <table:table-cell table:style-name="48,2cel-Sheet1"/>
          <table:table-cell table:style-name="48,2cel-Sheet1" office:value-type="string">
            <text:p>kr</text:p>
          </table:table-cell>
          <table:table-cell table:style-name="48,2cel-Sheet1"/>
          <table:table-cell table:style-name="4,18cel-Sheet1"/>
          <table:table-cell table:style-name="48,2cel-Sheet1" office:value-type="string">
            <text:p>our fixed kT</text:p>
          </table:table-cell>
        </table:table-row>
        <table:table-row table:style-name="_row-Sheet1">
          <table:table-cell table:style-name="48,1cel-Sheet1" office:value-type="string">
            <text:p>fnl0008</text:p>
          </table:table-cell>
          <table:table-cell table:style-name="48,2cel-Sheet1"/>
          <table:table-cell table:style-name="48,2cel-Sheet1" office:value-type="string">
            <text:p>CMS</text:p>
          </table:table-cell>
          <table:table-cell table:style-name="48,2cel-Sheet1" office:value-type="string">
            <text:p>incl. jets</text:p>
          </table:table-cell>
          <table:table-cell table:style-name="48,2cel-Sheet1" office:value-type="string">
            <text:p>pT, y</text:p>
          </table:table-cell>
          <table:table-cell table:style-name="48,2cel-Sheet1" office:value-type="string">
            <text:p>fj SC 0.7</text:p>
          </table:table-cell>
          <table:table-cell table:style-name="48,2cel-Sheet1" office:value-type="string">
            <text:p>LO,NLO</text:p>
          </table:table-cell>
          <table:table-cell table:style-name="48,2cel-Sheet1" table:number-columns-repeated="3"/>
          <table:table-cell table:style-name="48,2cel-Sheet1" office:value-type="string">
            <text:p>0.25,0.5,1,2 pT</text:p>
          </table:table-cell>
          <table:table-cell table:style-name="48,2cel-Sheet1" office:value-type="float" office:value="12">
            <text:p>12</text:p>
          </table:table-cell>
          <table:table-cell table:style-name="48,2cel-Sheet1" table:number-columns-repeated="2" office:value-type="float" office:value="1">
            <text:p>1</text:p>
          </table:table-cell>
          <table:table-cell table:style-name="48,2cel-Sheet1"/>
          <table:table-cell table:style-name="48,2cel-Sheet1" office:value-type="string">
            <text:p>kr</text:p>
          </table:table-cell>
          <table:table-cell table:style-name="48,2cel-Sheet1"/>
          <table:table-cell table:style-name="4,18cel-Sheet1"/>
          <table:table-cell table:style-name="48,2cel-Sheet1" office:value-type="string">
            <text:p>fastjet SISCone</text:p>
          </table:table-cell>
        </table:table-row>
        <table:table-row table:style-name="_row-Sheet1">
          <table:table-cell table:style-name="48,1cel-Sheet1" office:value-type="string">
            <text:p>fnl0009</text:p>
          </table:table-cell>
          <table:table-cell table:style-name="48,2cel-Sheet1"/>
          <table:table-cell table:style-name="48,2cel-Sheet1" office:value-type="string">
            <text:p>CMS</text:p>
          </table:table-cell>
          <table:table-cell table:style-name="48,2cel-Sheet1" office:value-type="string">
            <text:p>incl. jets</text:p>
          </table:table-cell>
          <table:table-cell table:style-name="48,2cel-Sheet1" office:value-type="string">
            <text:p>pT, y</text:p>
          </table:table-cell>
          <table:table-cell table:style-name="48,2cel-Sheet1" office:value-type="string">
            <text:p>midp 0.7</text:p>
          </table:table-cell>
          <table:table-cell table:style-name="48,2cel-Sheet1" office:value-type="string">
            <text:p>LO,NLO</text:p>
          </table:table-cell>
          <table:table-cell table:style-name="48,2cel-Sheet1" table:number-columns-repeated="3"/>
          <table:table-cell table:style-name="48,2cel-Sheet1" office:value-type="string">
            <text:p>0.25,0.5,1,2 pT</text:p>
          </table:table-cell>
          <table:table-cell table:style-name="48,2cel-Sheet1" office:value-type="float" office:value="12">
            <text:p>12</text:p>
          </table:table-cell>
          <table:table-cell table:style-name="48,2cel-Sheet1" table:number-columns-repeated="2" office:value-type="float" office:value="1">
            <text:p>1</text:p>
          </table:table-cell>
          <table:table-cell table:style-name="48,2cel-Sheet1"/>
          <table:table-cell table:style-name="48,2cel-Sheet1" office:value-type="string">
            <text:p>kr</text:p>
          </table:table-cell>
          <table:table-cell table:style-name="48,2cel-Sheet1"/>
          <table:table-cell table:style-name="4,18cel-Sheet1"/>
          <table:table-cell table:style-name="48,2cel-Sheet1" office:value-type="string">
            <text:p>our MidPointCone</text:p>
          </table:table-cell>
        </table:table-row>
        <table:table-row table:style-name="_row-Sheet1">
          <table:table-cell table:style-name="48,1cel-Sheet1" office:value-type="string">
            <text:p>fnl0010</text:p>
          </table:table-cell>
          <table:table-cell table:style-name="48,2cel-Sheet1"/>
          <table:table-cell table:style-name="48,2cel-Sheet1" office:value-type="string">
            <text:p>CMS</text:p>
          </table:table-cell>
          <table:table-cell table:style-name="48,2cel-Sheet1" office:value-type="string">
            <text:p>incl. jets</text:p>
          </table:table-cell>
          <table:table-cell table:style-name="48,2cel-Sheet1" office:value-type="string">
            <text:p>pT, y</text:p>
          </table:table-cell>
          <table:table-cell table:style-name="48,2cel-Sheet1" office:value-type="string">
            <text:p>fj kT 0.6</text:p>
          </table:table-cell>
          <table:table-cell table:style-name="48,2cel-Sheet1" office:value-type="string">
            <text:p>LO,NLO</text:p>
          </table:table-cell>
          <table:table-cell table:style-name="48,2cel-Sheet1" table:number-columns-repeated="3"/>
          <table:table-cell table:style-name="48,2cel-Sheet1" office:value-type="string">
            <text:p>0.25,0.5,1,2 pT</text:p>
          </table:table-cell>
          <table:table-cell table:style-name="48,2cel-Sheet1" office:value-type="float" office:value="12">
            <text:p>12</text:p>
          </table:table-cell>
          <table:table-cell table:style-name="48,2cel-Sheet1" table:number-columns-repeated="2" office:value-type="float" office:value="1">
            <text:p>1</text:p>
          </table:table-cell>
          <table:table-cell table:style-name="48,2cel-Sheet1"/>
          <table:table-cell table:style-name="48,2cel-Sheet1" office:value-type="string">
            <text:p>kr</text:p>
          </table:table-cell>
          <table:table-cell table:style-name="48,2cel-Sheet1"/>
          <table:table-cell table:style-name="4,18cel-Sheet1"/>
          <table:table-cell table:style-name="48,2cel-Sheet1" office:value-type="string">
            <text:p>fastjet kT</text:p>
          </table:table-cell>
        </table:table-row>
        <table:table-row table:style-name="_row-Sheet1">
          <table:table-cell table:style-name="48,1cel-Sheet1" office:value-type="string">
            <text:p>fnl0011</text:p>
          </table:table-cell>
          <table:table-cell table:style-name="48,2cel-Sheet1"/>
          <table:table-cell table:style-name="48,2cel-Sheet1" office:value-type="string">
            <text:p>CMS</text:p>
          </table:table-cell>
          <table:table-cell table:style-name="48,2cel-Sheet1" office:value-type="string">
            <text:p>incl. jets</text:p>
          </table:table-cell>
          <table:table-cell table:style-name="48,2cel-Sheet1" office:value-type="string">
            <text:p>pT, y</text:p>
          </table:table-cell>
          <table:table-cell table:style-name="48,2cel-Sheet1" office:value-type="string">
            <text:p>fj MP 0.7</text:p>
          </table:table-cell>
          <table:table-cell table:style-name="48,2cel-Sheet1" office:value-type="string">
            <text:p>LO,NLO</text:p>
          </table:table-cell>
          <table:table-cell table:style-name="48,2cel-Sheet1" table:number-columns-repeated="3"/>
          <table:table-cell table:style-name="48,2cel-Sheet1" office:value-type="string">
            <text:p>0.25,0.5,1,2 pT</text:p>
          </table:table-cell>
          <table:table-cell table:style-name="48,2cel-Sheet1" office:value-type="float" office:value="12">
            <text:p>12</text:p>
          </table:table-cell>
          <table:table-cell table:style-name="48,2cel-Sheet1" table:number-columns-repeated="2" office:value-type="float" office:value="1">
            <text:p>1</text:p>
          </table:table-cell>
          <table:table-cell table:style-name="48,2cel-Sheet1"/>
          <table:table-cell table:style-name="48,2cel-Sheet1" office:value-type="string">
            <text:p>kr</text:p>
          </table:table-cell>
          <table:table-cell table:style-name="48,2cel-Sheet1"/>
          <table:table-cell table:style-name="4,18cel-Sheet1"/>
          <table:table-cell table:style-name="48,2cel-Sheet1" office:value-type="string">
            <text:p>fastJet MidPointCone</text:p>
          </table:table-cell>
        </table:table-row>
        <table:table-row table:style-name="_row-Sheet1">
          <table:table-cell table:style-name="48,1cel-Sheet1" office:value-type="string">
            <text:p>fnl0017</text:p>
          </table:table-cell>
          <table:table-cell table:style-name="48,2cel-Sheet1"/>
          <table:table-cell table:style-name="48,2cel-Sheet1" office:value-type="string">
            <text:p>CMS</text:p>
          </table:table-cell>
          <table:table-cell table:style-name="48,2cel-Sheet1" office:value-type="string">
            <text:p>incl. jets</text:p>
          </table:table-cell>
          <table:table-cell table:style-name="48,2cel-Sheet1" office:value-type="string">
            <text:p>pT, y</text:p>
          </table:table-cell>
          <table:table-cell table:style-name="48,2cel-Sheet1" office:value-type="string">
            <text:p>kT 0.4</text:p>
          </table:table-cell>
          <table:table-cell table:style-name="48,2cel-Sheet1" office:value-type="string">
            <text:p>LO,NLO</text:p>
          </table:table-cell>
          <table:table-cell table:style-name="48,2cel-Sheet1" table:number-columns-repeated="3"/>
          <table:table-cell table:style-name="48,2cel-Sheet1" office:value-type="string">
            <text:p>0.25,0.5,1,2 pT</text:p>
          </table:table-cell>
          <table:table-cell table:style-name="48,2cel-Sheet1" office:value-type="float" office:value="12">
            <text:p>12</text:p>
          </table:table-cell>
          <table:table-cell table:style-name="48,2cel-Sheet1" table:number-columns-repeated="2" office:value-type="float" office:value="1">
            <text:p>1</text:p>
          </table:table-cell>
          <table:table-cell table:style-name="48,2cel-Sheet1"/>
          <table:table-cell table:style-name="48,2cel-Sheet1" office:value-type="string">
            <text:p>kr</text:p>
          </table:table-cell>
          <table:table-cell table:style-name="48,2cel-Sheet1"/>
          <table:table-cell table:style-name="4,18cel-Sheet1"/>
          <table:table-cell table:style-name="48,2cel-Sheet1" office:value-type="string">
            <text:p>our fixed kT</text:p>
          </table:table-cell>
        </table:table-row>
        <table:table-row table:style-name="_row-Sheet1">
          <table:table-cell table:style-name="48,1cel-Sheet1" office:value-type="string">
            <text:p>fnl0018</text:p>
          </table:table-cell>
          <table:table-cell table:style-name="48,2cel-Sheet1"/>
          <table:table-cell table:style-name="48,2cel-Sheet1" office:value-type="string">
            <text:p>CMS</text:p>
          </table:table-cell>
          <table:table-cell table:style-name="48,2cel-Sheet1" office:value-type="string">
            <text:p>incl. jets</text:p>
          </table:table-cell>
          <table:table-cell table:style-name="48,2cel-Sheet1" office:value-type="string">
            <text:p>pT, y</text:p>
          </table:table-cell>
          <table:table-cell table:style-name="48,2cel-Sheet1" office:value-type="string">
            <text:p>fj SC 0.5</text:p>
          </table:table-cell>
          <table:table-cell table:style-name="48,2cel-Sheet1" office:value-type="string">
            <text:p>LO,NLO</text:p>
          </table:table-cell>
          <table:table-cell table:style-name="48,2cel-Sheet1" table:number-columns-repeated="3"/>
          <table:table-cell table:style-name="48,2cel-Sheet1" office:value-type="string">
            <text:p>0.25,0.5,1,2 pT</text:p>
          </table:table-cell>
          <table:table-cell table:style-name="48,2cel-Sheet1" office:value-type="float" office:value="12">
            <text:p>12</text:p>
          </table:table-cell>
          <table:table-cell table:style-name="48,2cel-Sheet1" table:number-columns-repeated="2" office:value-type="float" office:value="1">
            <text:p>1</text:p>
          </table:table-cell>
          <table:table-cell table:style-name="48,2cel-Sheet1"/>
          <table:table-cell table:style-name="48,2cel-Sheet1" office:value-type="string">
            <text:p>kr</text:p>
          </table:table-cell>
          <table:table-cell table:style-name="48,2cel-Sheet1"/>
          <table:table-cell table:style-name="4,18cel-Sheet1"/>
          <table:table-cell table:style-name="48,2cel-Sheet1" office:value-type="string">
            <text:p>fastjet SISCone</text:p>
          </table:table-cell>
        </table:table-row>
        <table:table-row table:style-name="_row-Sheet1">
          <table:table-cell table:style-name="48,1cel-Sheet1" office:value-type="string">
            <text:p>fnl0019</text:p>
          </table:table-cell>
          <table:table-cell table:style-name="48,2cel-Sheet1"/>
          <table:table-cell table:style-name="48,2cel-Sheet1" office:value-type="string">
            <text:p>CMS</text:p>
          </table:table-cell>
          <table:table-cell table:style-name="48,2cel-Sheet1" office:value-type="string">
            <text:p>incl. jets</text:p>
          </table:table-cell>
          <table:table-cell table:style-name="48,2cel-Sheet1" office:value-type="string">
            <text:p>pT, y</text:p>
          </table:table-cell>
          <table:table-cell table:style-name="48,2cel-Sheet1" office:value-type="string">
            <text:p>midp 0.5</text:p>
          </table:table-cell>
          <table:table-cell table:style-name="48,2cel-Sheet1" office:value-type="string">
            <text:p>LO,NLO</text:p>
          </table:table-cell>
          <table:table-cell table:style-name="48,2cel-Sheet1" table:number-columns-repeated="3"/>
          <table:table-cell table:style-name="48,2cel-Sheet1" office:value-type="string">
            <text:p>0.25,0.5,1,2 pT</text:p>
          </table:table-cell>
          <table:table-cell table:style-name="48,2cel-Sheet1" office:value-type="float" office:value="12">
            <text:p>12</text:p>
          </table:table-cell>
          <table:table-cell table:style-name="48,2cel-Sheet1" table:number-columns-repeated="2" office:value-type="float" office:value="1">
            <text:p>1</text:p>
          </table:table-cell>
          <table:table-cell table:style-name="48,2cel-Sheet1"/>
          <table:table-cell table:style-name="48,2cel-Sheet1" office:value-type="string">
            <text:p>kr</text:p>
          </table:table-cell>
          <table:table-cell table:style-name="48,2cel-Sheet1"/>
          <table:table-cell table:style-name="4,18cel-Sheet1"/>
          <table:table-cell table:style-name="48,2cel-Sheet1" office:value-type="string">
            <text:p>our MidPointCone</text:p>
          </table:table-cell>
        </table:table-row>
        <table:table-row table:style-name="_row-Sheet1">
          <table:table-cell table:style-name="48,1cel-Sheet1" office:value-type="string">
            <text:p>fnl0020</text:p>
          </table:table-cell>
          <table:table-cell table:style-name="48,2cel-Sheet1"/>
          <table:table-cell table:style-name="48,2cel-Sheet1" office:value-type="string">
            <text:p>CMS</text:p>
          </table:table-cell>
          <table:table-cell table:style-name="48,2cel-Sheet1" office:value-type="string">
            <text:p>incl. jets</text:p>
          </table:table-cell>
          <table:table-cell table:style-name="48,2cel-Sheet1" office:value-type="string">
            <text:p>pT, y</text:p>
          </table:table-cell>
          <table:table-cell table:style-name="48,2cel-Sheet1" office:value-type="string">
            <text:p>fj kT 0.4</text:p>
          </table:table-cell>
          <table:table-cell table:style-name="48,2cel-Sheet1" office:value-type="string">
            <text:p>LO,NLO</text:p>
          </table:table-cell>
          <table:table-cell table:style-name="48,2cel-Sheet1" table:number-columns-repeated="3"/>
          <table:table-cell table:style-name="48,2cel-Sheet1" office:value-type="string">
            <text:p>0.25,0.5,1,2 pT</text:p>
          </table:table-cell>
          <table:table-cell table:style-name="48,2cel-Sheet1" office:value-type="float" office:value="12">
            <text:p>12</text:p>
          </table:table-cell>
          <table:table-cell table:style-name="48,2cel-Sheet1" table:number-columns-repeated="2" office:value-type="float" office:value="1">
            <text:p>1</text:p>
          </table:table-cell>
          <table:table-cell table:style-name="48,2cel-Sheet1"/>
          <table:table-cell table:style-name="48,2cel-Sheet1" office:value-type="string">
            <text:p>kr</text:p>
          </table:table-cell>
          <table:table-cell table:style-name="48,2cel-Sheet1"/>
          <table:table-cell table:style-name="4,18cel-Sheet1"/>
          <table:table-cell table:style-name="48,2cel-Sheet1" office:value-type="string">
            <text:p>fastjet kT</text:p>
          </table:table-cell>
        </table:table-row>
        <table:table-row table:style-name="_row-Sheet1">
          <table:table-cell table:style-name="48,1cel-Sheet1" office:value-type="string">
            <text:p>fnl0021</text:p>
          </table:table-cell>
          <table:table-cell table:style-name="48,2cel-Sheet1"/>
          <table:table-cell table:style-name="48,2cel-Sheet1" office:value-type="string">
            <text:p>CMS</text:p>
          </table:table-cell>
          <table:table-cell table:style-name="48,2cel-Sheet1" office:value-type="string">
            <text:p>incl. jets</text:p>
          </table:table-cell>
          <table:table-cell table:style-name="48,2cel-Sheet1" office:value-type="string">
            <text:p>pT, y</text:p>
          </table:table-cell>
          <table:table-cell table:style-name="48,2cel-Sheet1" office:value-type="string">
            <text:p>fj MP 0.5</text:p>
          </table:table-cell>
          <table:table-cell table:style-name="48,2cel-Sheet1" office:value-type="string">
            <text:p>LO,NLO</text:p>
          </table:table-cell>
          <table:table-cell table:style-name="48,2cel-Sheet1" table:number-columns-repeated="3"/>
          <table:table-cell table:style-name="48,2cel-Sheet1" office:value-type="string">
            <text:p>0.25,0.5,1,2 pT</text:p>
          </table:table-cell>
          <table:table-cell table:style-name="48,2cel-Sheet1" office:value-type="float" office:value="12">
            <text:p>12</text:p>
          </table:table-cell>
          <table:table-cell table:style-name="48,2cel-Sheet1" table:number-columns-repeated="2" office:value-type="float" office:value="1">
            <text:p>1</text:p>
          </table:table-cell>
          <table:table-cell table:style-name="48,2cel-Sheet1"/>
          <table:table-cell table:style-name="48,2cel-Sheet1" office:value-type="string">
            <text:p>kr</text:p>
          </table:table-cell>
          <table:table-cell table:style-name="48,2cel-Sheet1"/>
          <table:table-cell table:style-name="4,18cel-Sheet1"/>
          <table:table-cell table:style-name="48,2cel-Sheet1" office:value-type="string">
            <text:p>fastJet MidPointCone</text:p>
          </table:table-cell>
        </table:table-row>
        <table:table-row table:style-name="_row-Sheet1">
          <table:table-cell table:style-name="63,1cel-Sheet1" office:value-type="string">
            <text:p>LHC 10 TeV</text:p>
          </table:table-cell>
          <table:table-cell table:style-name="63,2cel-Sheet1" table:number-columns-repeated="16"/>
          <table:table-cell table:style-name="63,18cel-Sheet1"/>
          <table:table-cell table:style-name="63,19cel-Sheet1"/>
        </table:table-row>
        <table:table-row table:style-name="_row-Sheet1">
          <table:table-cell table:style-name="63,2cel-Sheet1" office:value-type="string">
            <text:p>fnl1007</text:p>
          </table:table-cell>
          <table:table-cell table:style-name="48,2cel-Sheet1"/>
          <table:table-cell table:style-name="48,2cel-Sheet1" office:value-type="string">
            <text:p>CMS</text:p>
          </table:table-cell>
          <table:table-cell table:style-name="48,2cel-Sheet1" office:value-type="string">
            <text:p>incl. jets</text:p>
          </table:table-cell>
          <table:table-cell table:style-name="48,2cel-Sheet1" office:value-type="string">
            <text:p>pT, y</text:p>
          </table:table-cell>
          <table:table-cell table:style-name="48,2cel-Sheet1" office:value-type="string">
            <text:p>kT 0.6</text:p>
          </table:table-cell>
          <table:table-cell table:style-name="48,2cel-Sheet1" office:value-type="string">
            <text:p>LO,NLO</text:p>
          </table:table-cell>
          <table:table-cell table:style-name="48,2cel-Sheet1" table:number-columns-repeated="3"/>
          <table:table-cell table:style-name="48,2cel-Sheet1" office:value-type="string">
            <text:p>0.25,0.5,1,2 pT</text:p>
          </table:table-cell>
          <table:table-cell table:style-name="48,2cel-Sheet1" office:value-type="float" office:value="12">
            <text:p>12</text:p>
          </table:table-cell>
          <table:table-cell table:style-name="48,2cel-Sheet1" table:number-columns-repeated="2" office:value-type="float" office:value="1">
            <text:p>1</text:p>
          </table:table-cell>
          <table:table-cell table:style-name="48,2cel-Sheet1"/>
          <table:table-cell table:style-name="48,2cel-Sheet1" office:value-type="string">
            <text:p>kr</text:p>
          </table:table-cell>
          <table:table-cell table:style-name="48,2cel-Sheet1"/>
          <table:table-cell table:style-name="4,18cel-Sheet1"/>
          <table:table-cell table:style-name="48,2cel-Sheet1" office:value-type="string">
            <text:p>our fixed kT</text:p>
          </table:table-cell>
        </table:table-row>
        <table:table-row table:style-name="_row-Sheet1">
          <table:table-cell table:style-name="63,2cel-Sheet1" office:value-type="string">
            <text:p>fnl1010</text:p>
          </table:table-cell>
          <table:table-cell table:style-name="48,2cel-Sheet1"/>
          <table:table-cell table:style-name="48,2cel-Sheet1" office:value-type="string">
            <text:p>CMS</text:p>
          </table:table-cell>
          <table:table-cell table:style-name="48,2cel-Sheet1" office:value-type="string">
            <text:p>incl. jets</text:p>
          </table:table-cell>
          <table:table-cell table:style-name="48,2cel-Sheet1" office:value-type="string">
            <text:p>pT, y</text:p>
          </table:table-cell>
          <table:table-cell table:style-name="48,2cel-Sheet1" office:value-type="string">
            <text:p>fj kT 0.6</text:p>
          </table:table-cell>
          <table:table-cell table:style-name="48,2cel-Sheet1" office:value-type="string">
            <text:p>LO,NLO</text:p>
          </table:table-cell>
          <table:table-cell table:style-name="48,2cel-Sheet1" table:number-columns-repeated="3"/>
          <table:table-cell table:style-name="48,2cel-Sheet1" office:value-type="string">
            <text:p>0.25,0.5,1,2 pT</text:p>
          </table:table-cell>
          <table:table-cell table:style-name="48,2cel-Sheet1" office:value-type="float" office:value="12">
            <text:p>12</text:p>
          </table:table-cell>
          <table:table-cell table:style-name="48,2cel-Sheet1" table:number-columns-repeated="2" office:value-type="float" office:value="1">
            <text:p>1</text:p>
          </table:table-cell>
          <table:table-cell table:style-name="48,2cel-Sheet1"/>
          <table:table-cell table:style-name="48,2cel-Sheet1" office:value-type="string">
            <text:p>kr</text:p>
          </table:table-cell>
          <table:table-cell table:style-name="48,2cel-Sheet1"/>
          <table:table-cell table:style-name="4,18cel-Sheet1"/>
          <table:table-cell table:style-name="48,2cel-Sheet1" office:value-type="string">
            <text:p>fastjet kT</text:p>
          </table:table-cell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  <table:table-row table:style-name="_row-Sheet1">
          <table:table-cell table:number-columns-repeated="17"/>
          <table:table-cell table:style-name="4,18cel-Sheet1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ext-properties style:font-name="Arial"/>
    </style:default-style>
    <style:style style:name="Default" style:family="table-cell">
      <style:table-cell-properties fo:wrap-option="wrap"/>
    </style:style>
  </office:styles>
</office:document-styles>
</file>

<file path=meta.xml><?xml version="1.0" encoding="utf-8"?>
<office:document-meta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meta>
    <meta:generator>Google Spreadsheets</meta:generator>
  </office:meta>
</office:document-meta>
</file>